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spreadshee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Grasp-metrics">
        <table:table-row>
          <table:table-cell>
            <text:p>variation_name</text:p>
          </table:table-cell>
          <table:table-cell>
            <text:p>position_offset_x</text:p>
          </table:table-cell>
          <table:table-cell>
            <text:p>position_offset_y</text:p>
          </table:table-cell>
          <table:table-cell>
            <text:p>position_offset_z</text:p>
          </table:table-cell>
          <table:table-cell>
            <text:p>rotation_offset_deg_x</text:p>
          </table:table-cell>
          <table:table-cell>
            <text:p>rotation_offset_deg_y</text:p>
          </table:table-cell>
          <table:table-cell>
            <text:p>rotation_offset_deg_z</text:p>
          </table:table-cell>
          <table:table-cell>
            <text:p>Timestamp</text:p>
          </table:table-cell>
          <table:table-cell>
            <text:p>Dist_COP_x</text:p>
          </table:table-cell>
          <table:table-cell>
            <text:p>opt_COPx</text:p>
          </table:table-cell>
          <table:table-cell>
            <text:p>CoP+ X</text:p>
          </table:table-cell>
          <table:table-cell>
            <text:p>CoP+ Y</text:p>
          </table:table-cell>
          <table:table-cell>
            <text:p>CoP+ Z</text:p>
          </table:table-cell>
          <table:table-cell>
            <text:p>Taxel+ active</text:p>
          </table:table-cell>
          <table:table-cell>
            <text:p>F_max+</text:p>
          </table:table-cell>
          <table:table-cell>
            <text:p>F_min+</text:p>
          </table:table-cell>
          <table:table-cell>
            <text:p>Dist+</text:p>
          </table:table-cell>
          <table:table-cell>
            <text:p>F_mean10</text:p>
          </table:table-cell>
          <table:table-cell>
            <text:p>Std_10</text:p>
          </table:table-cell>
          <table:table-cell>
            <text:p>Mean_1-5</text:p>
          </table:table-cell>
          <table:table-cell>
            <text:p>Mean_7-11</text:p>
          </table:table-cell>
          <table:table-cell>
            <text:p>Diff_Means</text:p>
          </table:table-cell>
          <table:table-cell>
            <text:p>1 force (N)</text:p>
          </table:table-cell>
          <table:table-cell>
            <text:p>2 force (N)</text:p>
          </table:table-cell>
          <table:table-cell>
            <text:p>3 force (N)</text:p>
          </table:table-cell>
          <table:table-cell>
            <text:p>4 force (N)</text:p>
          </table:table-cell>
          <table:table-cell>
            <text:p>5 force (N)</text:p>
          </table:table-cell>
          <table:table-cell>
            <text:p>6 force (N)</text:p>
          </table:table-cell>
          <table:table-cell>
            <text:p>7 force (N)</text:p>
          </table:table-cell>
          <table:table-cell>
            <text:p>8 force (N)</text:p>
          </table:table-cell>
          <table:table-cell>
            <text:p>9 force (N)</text:p>
          </table:table-cell>
          <table:table-cell>
            <text:p>10 force (N)</text:p>
          </table:table-cell>
          <table:table-cell>
            <text:p>11 force (N)</text:p>
          </table:table-cell>
          <table:table-cell>
            <text:p>12 force (N)</text:p>
          </table:table-cell>
          <table:table-cell>
            <text:p>1 X (world)</text:p>
          </table:table-cell>
          <table:table-cell>
            <text:p>1 Y (world)</text:p>
          </table:table-cell>
          <table:table-cell>
            <text:p>1 Z (world)</text:p>
          </table:table-cell>
          <table:table-cell>
            <text:p>2 X (world)</text:p>
          </table:table-cell>
          <table:table-cell>
            <text:p>2 Y (world)</text:p>
          </table:table-cell>
          <table:table-cell>
            <text:p>2 Z (world)</text:p>
          </table:table-cell>
          <table:table-cell>
            <text:p>3 X (world)</text:p>
          </table:table-cell>
          <table:table-cell>
            <text:p>3 Y (world)</text:p>
          </table:table-cell>
          <table:table-cell>
            <text:p>3 Z (world)</text:p>
          </table:table-cell>
          <table:table-cell>
            <text:p>4 X (world)</text:p>
          </table:table-cell>
          <table:table-cell>
            <text:p>4 Y (world)</text:p>
          </table:table-cell>
          <table:table-cell>
            <text:p>4 Z (world)</text:p>
          </table:table-cell>
          <table:table-cell>
            <text:p>5 X (world)</text:p>
          </table:table-cell>
          <table:table-cell>
            <text:p>5 Y (world)</text:p>
          </table:table-cell>
          <table:table-cell>
            <text:p>5 Z (world)</text:p>
          </table:table-cell>
          <table:table-cell>
            <text:p>6 X (world)</text:p>
          </table:table-cell>
          <table:table-cell>
            <text:p>6 Y (world)</text:p>
          </table:table-cell>
          <table:table-cell>
            <text:p>6 Z (world)</text:p>
          </table:table-cell>
          <table:table-cell>
            <text:p>7 X (world)</text:p>
          </table:table-cell>
          <table:table-cell>
            <text:p>7 Y (world)</text:p>
          </table:table-cell>
          <table:table-cell>
            <text:p>7 Z (world)</text:p>
          </table:table-cell>
          <table:table-cell>
            <text:p>8 X (world)</text:p>
          </table:table-cell>
          <table:table-cell>
            <text:p>8 Y (world)</text:p>
          </table:table-cell>
          <table:table-cell>
            <text:p>8 Z (world)</text:p>
          </table:table-cell>
          <table:table-cell>
            <text:p>9 X (world)</text:p>
          </table:table-cell>
          <table:table-cell>
            <text:p>9 Y (world)</text:p>
          </table:table-cell>
          <table:table-cell>
            <text:p>9 Z (world)</text:p>
          </table:table-cell>
          <table:table-cell>
            <text:p>10 X (world)</text:p>
          </table:table-cell>
          <table:table-cell>
            <text:p>10 Y (world)</text:p>
          </table:table-cell>
          <table:table-cell>
            <text:p>10 Z (world)</text:p>
          </table:table-cell>
          <table:table-cell>
            <text:p>11 X (world)</text:p>
          </table:table-cell>
          <table:table-cell>
            <text:p>11 Y (world)</text:p>
          </table:table-cell>
          <table:table-cell>
            <text:p>11 Z (world)</text:p>
          </table:table-cell>
          <table:table-cell>
            <text:p>12 X (world)</text:p>
          </table:table-cell>
          <table:table-cell>
            <text:p>12 Y (world)</text:p>
          </table:table-cell>
          <table:table-cell>
            <text:p>12 Z (world)</text:p>
          </table:table-cell>
        </table:table-row>
        <table:table-row>
          <table:table-cell>
            <text:p>z_rot_plus_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>
            <text:p>2025-08-21 13:11:17</text:p>
          </table:table-cell>
          <table:table-cell office:value-type="float" office:value="-0.0004062"/>
          <table:table-cell office:value-type="float" office:value="0.6920946"/>
          <table:table-cell office:value-type="float" office:value="0.6916884"/>
          <table:table-cell office:value-type="float" office:value="0.2472197"/>
          <table:table-cell office:value-type="float" office:value="0.0391812"/>
          <table:table-cell office:value-type="float" office:value="10"/>
          <table:table-cell office:value-type="float" office:value="0.803600013256073"/>
          <table:table-cell office:value-type="float" office:value="0.22873079776763916"/>
          <table:table-cell office:value-type="float" office:value="0.5748692154884338"/>
          <table:table-cell office:value-type="float" office:value="0.3449641615152359"/>
          <table:table-cell office:value-type="float" office:value="0.18708142804375055"/>
          <table:table-cell office:value-type="float" office:value="0.2997624844312668"/>
          <table:table-cell office:value-type="float" office:value="0.390165838599205"/>
          <table:table-cell office:value-type="float" office:value="0.09040335416793821"/>
          <table:table-cell office:value-type="float" office:value="0.2448192"/>
          <table:table-cell office:value-type="float" office:value="0.2287308"/>
          <table:table-cell office:value-type="float" office:value="0.2392924"/>
          <table:table-cell office:value-type="float" office:value="0.23903"/>
          <table:table-cell office:value-type="float" office:value="0.54694"/>
          <table:table-cell office:value-type="float" office:value="0.0008692"/>
          <table:table-cell office:value-type="float" office:value="0.31447"/>
          <table:table-cell office:value-type="float" office:value="0.29397"/>
          <table:table-cell office:value-type="float" office:value="0.23083"/>
          <table:table-cell office:value-type="float" office:value="0.3079592"/>
          <table:table-cell office:value-type="float" office:value="0.8036"/>
          <table:table-cell office:value-type="float" office:value="0.0107092"/>
          <table:table-cell office:value-type="float" office:value="0.6951945"/>
          <table:table-cell office:value-type="float" office:value="0.2472197"/>
          <table:table-cell office:value-type="float" office:value="0.0238933"/>
          <table:table-cell office:value-type="float" office:value="0.6951945"/>
          <table:table-cell office:value-type="float" office:value="0.2472197"/>
          <table:table-cell office:value-type="float" office:value="0.0300933"/>
          <table:table-cell office:value-type="float" office:value="0.6951946"/>
          <table:table-cell office:value-type="float" office:value="0.2472197"/>
          <table:table-cell office:value-type="float" office:value="0.0362933"/>
          <table:table-cell office:value-type="float" office:value="0.6951946"/>
          <table:table-cell office:value-type="float" office:value="0.2472197"/>
          <table:table-cell office:value-type="float" office:value="0.0424933"/>
          <table:table-cell office:value-type="float" office:value="0.6951947"/>
          <table:table-cell office:value-type="float" office:value="0.2472197"/>
          <table:table-cell office:value-type="float" office:value="0.0486933"/>
          <table:table-cell office:value-type="float" office:value="0.6951947"/>
          <table:table-cell office:value-type="float" office:value="0.2472197"/>
          <table:table-cell office:value-type="float" office:value="0.0548933"/>
          <table:table-cell office:value-type="float" office:value="0.6889945"/>
          <table:table-cell office:value-type="float" office:value="0.2472197"/>
          <table:table-cell office:value-type="float" office:value="0.0238934"/>
          <table:table-cell office:value-type="float" office:value="0.6889945"/>
          <table:table-cell office:value-type="float" office:value="0.2472197"/>
          <table:table-cell office:value-type="float" office:value="0.0300934"/>
          <table:table-cell office:value-type="float" office:value="0.6889946"/>
          <table:table-cell office:value-type="float" office:value="0.2472197"/>
          <table:table-cell office:value-type="float" office:value="0.0362934"/>
          <table:table-cell office:value-type="float" office:value="0.6889946"/>
          <table:table-cell office:value-type="float" office:value="0.2472197"/>
          <table:table-cell office:value-type="float" office:value="0.0424934"/>
          <table:table-cell office:value-type="float" office:value="0.6889947"/>
          <table:table-cell office:value-type="float" office:value="0.2472197"/>
          <table:table-cell office:value-type="float" office:value="0.0486934"/>
          <table:table-cell office:value-type="float" office:value="0.6889947"/>
          <table:table-cell office:value-type="float" office:value="0.2472197"/>
          <table:table-cell office:value-type="float" office:value="0.0548934"/>
        </table:table-row>
        <table:table-row>
          <table:table-cell>
            <text:p>z_rot_pl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"/>
          <table:table-cell>
            <text:p>2025-08-21 13:11:30</text:p>
          </table:table-cell>
          <table:table-cell office:value-type="float" office:value="-0.0001067"/>
          <table:table-cell office:value-type="float" office:value="0.6924478"/>
          <table:table-cell office:value-type="float" office:value="0.6923411"/>
          <table:table-cell office:value-type="float" office:value="0.2472119"/>
          <table:table-cell office:value-type="float" office:value="0.039197"/>
          <table:table-cell office:value-type="float" office:value="10"/>
          <table:table-cell office:value-type="float" office:value="0.731440007686615"/>
          <table:table-cell office:value-type="float" office:value="0.20827999711036682"/>
          <table:table-cell office:value-type="float" office:value="0.5231600105762482"/>
          <table:table-cell office:value-type="float" office:value="0.34234015792608263"/>
          <table:table-cell office:value-type="float" office:value="0.17857205143107185"/>
          <table:table-cell office:value-type="float" office:value="0.330512472987175"/>
          <table:table-cell office:value-type="float" office:value="0.35416784286499026"/>
          <table:table-cell office:value-type="float" office:value="0.023655369877815247"/>
          <table:table-cell office:value-type="float" office:value="0.2628592"/>
          <table:table-cell office:value-type="float" office:value="0.2434908"/>
          <table:table-cell office:value-type="float" office:value="0.2597924"/>
          <table:table-cell office:value-type="float" office:value="0.26855"/>
          <table:table-cell office:value-type="float" office:value="0.61787"/>
          <table:table-cell office:value-type="float" office:value="-0.0028208"/>
          <table:table-cell office:value-type="float" office:value="0.29602"/>
          <table:table-cell office:value-type="float" office:value="0.27101"/>
          <table:table-cell office:value-type="float" office:value="0.20828"/>
          <table:table-cell office:value-type="float" office:value="0.2640892"/>
          <table:table-cell office:value-type="float" office:value="0.73144"/>
          <table:table-cell office:value-type="float" office:value="0.0061992"/>
          <table:table-cell office:value-type="float" office:value="0.695536"/>
          <table:table-cell office:value-type="float" office:value="0.2474915"/>
          <table:table-cell office:value-type="float" office:value="0.0239011"/>
          <table:table-cell office:value-type="float" office:value="0.695536"/>
          <table:table-cell office:value-type="float" office:value="0.2474915"/>
          <table:table-cell office:value-type="float" office:value="0.0301011"/>
          <table:table-cell office:value-type="float" office:value="0.695536"/>
          <table:table-cell office:value-type="float" office:value="0.2474914"/>
          <table:table-cell office:value-type="float" office:value="0.0363011"/>
          <table:table-cell office:value-type="float" office:value="0.695536"/>
          <table:table-cell office:value-type="float" office:value="0.2474914"/>
          <table:table-cell office:value-type="float" office:value="0.0425011"/>
          <table:table-cell office:value-type="float" office:value="0.695536"/>
          <table:table-cell office:value-type="float" office:value="0.2474913"/>
          <table:table-cell office:value-type="float" office:value="0.0487011"/>
          <table:table-cell office:value-type="float" office:value="0.695536"/>
          <table:table-cell office:value-type="float" office:value="0.2474913"/>
          <table:table-cell office:value-type="float" office:value="0.0549011"/>
          <table:table-cell office:value-type="float" office:value="0.6893596"/>
          <table:table-cell office:value-type="float" office:value="0.2469511"/>
          <table:table-cell office:value-type="float" office:value="0.0239011"/>
          <table:table-cell office:value-type="float" office:value="0.6893596"/>
          <table:table-cell office:value-type="float" office:value="0.2469511"/>
          <table:table-cell office:value-type="float" office:value="0.0301011"/>
          <table:table-cell office:value-type="float" office:value="0.6893596"/>
          <table:table-cell office:value-type="float" office:value="0.246951"/>
          <table:table-cell office:value-type="float" office:value="0.0363011"/>
          <table:table-cell office:value-type="float" office:value="0.6893596"/>
          <table:table-cell office:value-type="float" office:value="0.246951"/>
          <table:table-cell office:value-type="float" office:value="0.0425011"/>
          <table:table-cell office:value-type="float" office:value="0.6893596"/>
          <table:table-cell office:value-type="float" office:value="0.2469509"/>
          <table:table-cell office:value-type="float" office:value="0.0487011"/>
          <table:table-cell office:value-type="float" office:value="0.6893596"/>
          <table:table-cell office:value-type="float" office:value="0.2469509"/>
          <table:table-cell office:value-type="float" office:value="0.0549011"/>
        </table:table-row>
        <table:table-row>
          <table:table-cell>
            <text:p>z_rot_pl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0"/>
          <table:table-cell>
            <text:p>2025-08-21 13:11:43</text:p>
          </table:table-cell>
          <table:table-cell office:value-type="float" office:value="0.000228"/>
          <table:table-cell office:value-type="float" office:value="0.692773"/>
          <table:table-cell office:value-type="float" office:value="0.693001"/>
          <table:table-cell office:value-type="float" office:value="0.2473017"/>
          <table:table-cell office:value-type="float" office:value="0.0392394"/>
          <table:table-cell office:value-type="float" office:value="10"/>
          <table:table-cell office:value-type="float" office:value="0.7105299830436707"/>
          <table:table-cell office:value-type="float" office:value="0.18655000627040863"/>
          <table:table-cell office:value-type="float" office:value="0.523979976773262"/>
          <table:table-cell office:value-type="float" office:value="0.34287315756082537"/>
          <table:table-cell office:value-type="float" office:value="0.18379288407183825"/>
          <table:table-cell office:value-type="float" office:value="0.36847847104072573"/>
          <table:table-cell office:value-type="float" office:value="0.317267844080925"/>
          <table:table-cell office:value-type="float" office:value="0.05121062695980072"/>
          <table:table-cell office:value-type="float" office:value="0.2813092"/>
          <table:table-cell office:value-type="float" office:value="0.2627608"/>
          <table:table-cell office:value-type="float" office:value="0.2815224"/>
          <table:table-cell office:value-type="float" office:value="0.30627"/>
          <table:table-cell office:value-type="float" office:value="0.71053"/>
          <table:table-cell office:value-type="float" office:value="-0.0032308"/>
          <table:table-cell office:value-type="float" office:value="0.27634"/>
          <table:table-cell office:value-type="float" office:value="0.25133"/>
          <table:table-cell office:value-type="float" office:value="0.18655"/>
          <table:table-cell office:value-type="float" office:value="0.2136592"/>
          <table:table-cell office:value-type="float" office:value="0.65846"/>
          <table:table-cell office:value-type="float" office:value="0.0029192"/>
          <table:table-cell office:value-type="float" office:value="0.6958259"/>
          <table:table-cell office:value-type="float" office:value="0.2477999"/>
          <table:table-cell office:value-type="float" office:value="0.0238947"/>
          <table:table-cell office:value-type="float" office:value="0.6958259"/>
          <table:table-cell office:value-type="float" office:value="0.2477998"/>
          <table:table-cell office:value-type="float" office:value="0.0300947"/>
          <table:table-cell office:value-type="float" office:value="0.6958259"/>
          <table:table-cell office:value-type="float" office:value="0.2477998"/>
          <table:table-cell office:value-type="float" office:value="0.0362947"/>
          <table:table-cell office:value-type="float" office:value="0.6958259"/>
          <table:table-cell office:value-type="float" office:value="0.2477998"/>
          <table:table-cell office:value-type="float" office:value="0.0424947"/>
          <table:table-cell office:value-type="float" office:value="0.695826"/>
          <table:table-cell office:value-type="float" office:value="0.2477998"/>
          <table:table-cell office:value-type="float" office:value="0.0486947"/>
          <table:table-cell office:value-type="float" office:value="0.695826"/>
          <table:table-cell office:value-type="float" office:value="0.2477998"/>
          <table:table-cell office:value-type="float" office:value="0.0548947"/>
          <table:table-cell office:value-type="float" office:value="0.68972"/>
          <table:table-cell office:value-type="float" office:value="0.2467232"/>
          <table:table-cell office:value-type="float" office:value="0.0238947"/>
          <table:table-cell office:value-type="float" office:value="0.6897201"/>
          <table:table-cell office:value-type="float" office:value="0.2467232"/>
          <table:table-cell office:value-type="float" office:value="0.0300947"/>
          <table:table-cell office:value-type="float" office:value="0.6897201"/>
          <table:table-cell office:value-type="float" office:value="0.2467232"/>
          <table:table-cell office:value-type="float" office:value="0.0362947"/>
          <table:table-cell office:value-type="float" office:value="0.6897201"/>
          <table:table-cell office:value-type="float" office:value="0.2467232"/>
          <table:table-cell office:value-type="float" office:value="0.0424947"/>
          <table:table-cell office:value-type="float" office:value="0.6897202"/>
          <table:table-cell office:value-type="float" office:value="0.2467232"/>
          <table:table-cell office:value-type="float" office:value="0.0486947"/>
          <table:table-cell office:value-type="float" office:value="0.6897202"/>
          <table:table-cell office:value-type="float" office:value="0.2467231"/>
          <table:table-cell office:value-type="float" office:value="0.0548947"/>
        </table:table-row>
        <table:table-row>
          <table:table-cell>
            <text:p>z_rot_pl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"/>
          <table:table-cell>
            <text:p>2025-08-21 13:11:56</text:p>
          </table:table-cell>
          <table:table-cell office:value-type="float" office:value="0.0004961"/>
          <table:table-cell office:value-type="float" office:value="0.6931335"/>
          <table:table-cell office:value-type="float" office:value="0.6936296"/>
          <table:table-cell office:value-type="float" office:value="0.247467"/>
          <table:table-cell office:value-type="float" office:value="0.0392732"/>
          <table:table-cell office:value-type="float" office:value="10"/>
          <table:table-cell office:value-type="float" office:value="0.7810500264167786"/>
          <table:table-cell office:value-type="float" office:value="0.16686999797821045"/>
          <table:table-cell office:value-type="float" office:value="0.6141800284385681"/>
          <table:table-cell office:value-type="float" office:value="0.3431191578507423"/>
          <table:table-cell office:value-type="float" office:value="0.19605629665483235"/>
          <table:table-cell office:value-type="float" office:value="0.3999664843082428"/>
          <table:table-cell office:value-type="float" office:value="0.28627183139324186"/>
          <table:table-cell office:value-type="float" office:value="0.11369465291500092"/>
          <table:table-cell office:value-type="float" office:value="0.3038592"/>
          <table:table-cell office:value-type="float" office:value="0.2808008"/>
          <table:table-cell office:value-type="float" office:value="0.2987424"/>
          <table:table-cell office:value-type="float" office:value="0.33538"/>
          <table:table-cell office:value-type="float" office:value="0.78105"/>
          <table:table-cell office:value-type="float" office:value="-0.0048708"/>
          <table:table-cell office:value-type="float" office:value="0.25625"/>
          <table:table-cell office:value-type="float" office:value="0.23165"/>
          <table:table-cell office:value-type="float" office:value="0.16687"/>
          <table:table-cell office:value-type="float" office:value="0.1742992"/>
          <table:table-cell office:value-type="float" office:value="0.60229"/>
          <table:table-cell office:value-type="float" office:value="0.0025092"/>
          <table:table-cell office:value-type="float" office:value="0.6961278"/>
          <table:table-cell office:value-type="float" office:value="0.2481364"/>
          <table:table-cell office:value-type="float" office:value="0.0239031"/>
          <table:table-cell office:value-type="float" office:value="0.6961278"/>
          <table:table-cell office:value-type="float" office:value="0.2481364"/>
          <table:table-cell office:value-type="float" office:value="0.0301031"/>
          <table:table-cell office:value-type="float" office:value="0.6961278"/>
          <table:table-cell office:value-type="float" office:value="0.2481364"/>
          <table:table-cell office:value-type="float" office:value="0.0363031"/>
          <table:table-cell office:value-type="float" office:value="0.6961278"/>
          <table:table-cell office:value-type="float" office:value="0.2481364"/>
          <table:table-cell office:value-type="float" office:value="0.0425031"/>
          <table:table-cell office:value-type="float" office:value="0.6961279"/>
          <table:table-cell office:value-type="float" office:value="0.2481364"/>
          <table:table-cell office:value-type="float" office:value="0.0487031"/>
          <table:table-cell office:value-type="float" office:value="0.6961279"/>
          <table:table-cell office:value-type="float" office:value="0.2481365"/>
          <table:table-cell office:value-type="float" office:value="0.0549031"/>
          <table:table-cell office:value-type="float" office:value="0.690139"/>
          <table:table-cell office:value-type="float" office:value="0.2465317"/>
          <table:table-cell office:value-type="float" office:value="0.0239031"/>
          <table:table-cell office:value-type="float" office:value="0.6901391"/>
          <table:table-cell office:value-type="float" office:value="0.2465317"/>
          <table:table-cell office:value-type="float" office:value="0.0301031"/>
          <table:table-cell office:value-type="float" office:value="0.6901391"/>
          <table:table-cell office:value-type="float" office:value="0.2465317"/>
          <table:table-cell office:value-type="float" office:value="0.0363031"/>
          <table:table-cell office:value-type="float" office:value="0.6901391"/>
          <table:table-cell office:value-type="float" office:value="0.2465318"/>
          <table:table-cell office:value-type="float" office:value="0.0425031"/>
          <table:table-cell office:value-type="float" office:value="0.6901391"/>
          <table:table-cell office:value-type="float" office:value="0.2465318"/>
          <table:table-cell office:value-type="float" office:value="0.0487031"/>
          <table:table-cell office:value-type="float" office:value="0.6901391"/>
          <table:table-cell office:value-type="float" office:value="0.2465318"/>
          <table:table-cell office:value-type="float" office:value="0.0549031"/>
        </table:table-row>
        <table:table-row>
          <table:table-cell>
            <text:p>z_rot_pl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0"/>
          <table:table-cell>
            <text:p>2025-08-21 13:12:08</text:p>
          </table:table-cell>
          <table:table-cell office:value-type="float" office:value="0.0006904"/>
          <table:table-cell office:value-type="float" office:value="0.6934627"/>
          <table:table-cell office:value-type="float" office:value="0.6941531"/>
          <table:table-cell office:value-type="float" office:value="0.2476973"/>
          <table:table-cell office:value-type="float" office:value="0.0391698"/>
          <table:table-cell office:value-type="float" office:value="10"/>
          <table:table-cell office:value-type="float" office:value="0.8007299900054932"/>
          <table:table-cell office:value-type="float" office:value="0.14846919476985931"/>
          <table:table-cell office:value-type="float" office:value="0.6522607952356339"/>
          <table:table-cell office:value-type="float" office:value="0.3353291630744934"/>
          <table:table-cell office:value-type="float" office:value="0.19885688328460893"/>
          <table:table-cell office:value-type="float" office:value="0.4148084819316864"/>
          <table:table-cell office:value-type="float" office:value="0.2558498442173004"/>
          <table:table-cell office:value-type="float" office:value="0.158958637714386"/>
          <table:table-cell office:value-type="float" office:value="0.3284592"/>
          <table:table-cell office:value-type="float" office:value="0.2926908"/>
          <table:table-cell office:value-type="float" office:value="0.3061224"/>
          <table:table-cell office:value-type="float" office:value="0.34604"/>
          <table:table-cell office:value-type="float" office:value="0.80073"/>
          <table:table-cell office:value-type="float" office:value="-0.0044608"/>
          <table:table-cell office:value-type="float" office:value="0.22878"/>
          <table:table-cell office:value-type="float" office:value="0.21238"/>
          <table:table-cell office:value-type="float" office:value="0.15129"/>
          <table:table-cell office:value-type="float" office:value="0.1484692"/>
          <table:table-cell office:value-type="float" office:value="0.53833"/>
          <table:table-cell office:value-type="float" office:value="0.0016892"/>
          <table:table-cell office:value-type="float" office:value="0.6963757"/>
          <table:table-cell office:value-type="float" office:value="0.2485063"/>
          <table:table-cell office:value-type="float" office:value="0.0238983"/>
          <table:table-cell office:value-type="float" office:value="0.6963757"/>
          <table:table-cell office:value-type="float" office:value="0.2485063"/>
          <table:table-cell office:value-type="float" office:value="0.0300983"/>
          <table:table-cell office:value-type="float" office:value="0.6963757"/>
          <table:table-cell office:value-type="float" office:value="0.2485063"/>
          <table:table-cell office:value-type="float" office:value="0.0362983"/>
          <table:table-cell office:value-type="float" office:value="0.6963757"/>
          <table:table-cell office:value-type="float" office:value="0.2485063"/>
          <table:table-cell office:value-type="float" office:value="0.0424983"/>
          <table:table-cell office:value-type="float" office:value="0.6963757"/>
          <table:table-cell office:value-type="float" office:value="0.2485063"/>
          <table:table-cell office:value-type="float" office:value="0.0486983"/>
          <table:table-cell office:value-type="float" office:value="0.6963757"/>
          <table:table-cell office:value-type="float" office:value="0.2485063"/>
          <table:table-cell office:value-type="float" office:value="0.0548983"/>
          <table:table-cell office:value-type="float" office:value="0.6905496"/>
          <table:table-cell office:value-type="float" office:value="0.2463858"/>
          <table:table-cell office:value-type="float" office:value="0.0238983"/>
          <table:table-cell office:value-type="float" office:value="0.6905496"/>
          <table:table-cell office:value-type="float" office:value="0.2463858"/>
          <table:table-cell office:value-type="float" office:value="0.0300983"/>
          <table:table-cell office:value-type="float" office:value="0.6905496"/>
          <table:table-cell office:value-type="float" office:value="0.2463858"/>
          <table:table-cell office:value-type="float" office:value="0.0362983"/>
          <table:table-cell office:value-type="float" office:value="0.6905496"/>
          <table:table-cell office:value-type="float" office:value="0.2463858"/>
          <table:table-cell office:value-type="float" office:value="0.0424983"/>
          <table:table-cell office:value-type="float" office:value="0.6905496"/>
          <table:table-cell office:value-type="float" office:value="0.2463858"/>
          <table:table-cell office:value-type="float" office:value="0.0486983"/>
          <table:table-cell office:value-type="float" office:value="0.6905497"/>
          <table:table-cell office:value-type="float" office:value="0.2463857"/>
          <table:table-cell office:value-type="float" office:value="0.0548983"/>
        </table:table-row>
        <table:table-row>
          <table:table-cell>
            <text:p>z_rot_pl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.0"/>
          <table:table-cell>
            <text:p>2025-08-21 13:12:21</text:p>
          </table:table-cell>
          <table:table-cell office:value-type="float" office:value="0.0008249"/>
          <table:table-cell office:value-type="float" office:value="0.6937899"/>
          <table:table-cell office:value-type="float" office:value="0.6946147"/>
          <table:table-cell office:value-type="float" office:value="0.2479669"/>
          <table:table-cell office:value-type="float" office:value="0.0390754"/>
          <table:table-cell office:value-type="float" office:value="10"/>
          <table:table-cell office:value-type="float" office:value="0.8503400087356567"/>
          <table:table-cell office:value-type="float" office:value="0.1324792057275772"/>
          <table:table-cell office:value-type="float" office:value="0.7178608030080795"/>
          <table:table-cell office:value-type="float" office:value="0.33258216381072997"/>
          <table:table-cell office:value-type="float" office:value="0.208452285402212"/>
          <table:table-cell office:value-type="float" office:value="0.43022448420524595"/>
          <table:table-cell office:value-type="float" office:value="0.234939843416214"/>
          <table:table-cell office:value-type="float" office:value="0.19528464078903196"/>
          <table:table-cell office:value-type="float" office:value="0.3374792"/>
          <table:table-cell office:value-type="float" office:value="0.3004808"/>
          <table:table-cell office:value-type="float" office:value="0.3098124"/>
          <table:table-cell office:value-type="float" office:value="0.35301"/>
          <table:table-cell office:value-type="float" office:value="0.85034"/>
          <table:table-cell office:value-type="float" office:value="4.92e-05"/>
          <table:table-cell office:value-type="float" office:value="0.22345"/>
          <table:table-cell office:value-type="float" office:value="0.20869"/>
          <table:table-cell office:value-type="float" office:value="0.1435"/>
          <table:table-cell office:value-type="float" office:value="0.1324792"/>
          <table:table-cell office:value-type="float" office:value="0.46658"/>
          <table:table-cell office:value-type="float" office:value="0.0012792"/>
          <table:table-cell office:value-type="float" office:value="0.6965994"/>
          <table:table-cell office:value-type="float" office:value="0.2488924"/>
          <table:table-cell office:value-type="float" office:value="0.0239009"/>
          <table:table-cell office:value-type="float" office:value="0.6965994"/>
          <table:table-cell office:value-type="float" office:value="0.2488923"/>
          <table:table-cell office:value-type="float" office:value="0.0301009"/>
          <table:table-cell office:value-type="float" office:value="0.6965994"/>
          <table:table-cell office:value-type="float" office:value="0.2488923"/>
          <table:table-cell office:value-type="float" office:value="0.0363009"/>
          <table:table-cell office:value-type="float" office:value="0.6965994"/>
          <table:table-cell office:value-type="float" office:value="0.2488923"/>
          <table:table-cell office:value-type="float" office:value="0.0425009"/>
          <table:table-cell office:value-type="float" office:value="0.6965994"/>
          <table:table-cell office:value-type="float" office:value="0.2488923"/>
          <table:table-cell office:value-type="float" office:value="0.0487009"/>
          <table:table-cell office:value-type="float" office:value="0.6965995"/>
          <table:table-cell office:value-type="float" office:value="0.2488923"/>
          <table:table-cell office:value-type="float" office:value="0.0549009"/>
          <table:table-cell office:value-type="float" office:value="0.6909803"/>
          <table:table-cell office:value-type="float" office:value="0.2462721"/>
          <table:table-cell office:value-type="float" office:value="0.023901"/>
          <table:table-cell office:value-type="float" office:value="0.6909803"/>
          <table:table-cell office:value-type="float" office:value="0.2462721"/>
          <table:table-cell office:value-type="float" office:value="0.030101"/>
          <table:table-cell office:value-type="float" office:value="0.6909803"/>
          <table:table-cell office:value-type="float" office:value="0.2462721"/>
          <table:table-cell office:value-type="float" office:value="0.036301"/>
          <table:table-cell office:value-type="float" office:value="0.6909803"/>
          <table:table-cell office:value-type="float" office:value="0.2462721"/>
          <table:table-cell office:value-type="float" office:value="0.042501"/>
          <table:table-cell office:value-type="float" office:value="0.6909803"/>
          <table:table-cell office:value-type="float" office:value="0.2462721"/>
          <table:table-cell office:value-type="float" office:value="0.048701"/>
          <table:table-cell office:value-type="float" office:value="0.6909803"/>
          <table:table-cell office:value-type="float" office:value="0.2462721"/>
          <table:table-cell office:value-type="float" office:value="0.054901"/>
        </table:table-row>
        <table:table-row>
          <table:table-cell>
            <text:p>z_rot_pl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>
            <text:p>2025-08-21 13:12:34</text:p>
          </table:table-cell>
          <table:table-cell office:value-type="float" office:value="0.0010761"/>
          <table:table-cell office:value-type="float" office:value="0.6941139"/>
          <table:table-cell office:value-type="float" office:value="0.69519"/>
          <table:table-cell office:value-type="float" office:value="0.2483581"/>
          <table:table-cell office:value-type="float" office:value="0.0389892"/>
          <table:table-cell office:value-type="float" office:value="10"/>
          <table:table-cell office:value-type="float" office:value="0.9401299953460693"/>
          <table:table-cell office:value-type="float" office:value="0.10500919818878174"/>
          <table:table-cell office:value-type="float" office:value="0.8351207971572876"/>
          <table:table-cell office:value-type="float" office:value="0.32930215895175935"/>
          <table:table-cell office:value-type="float" office:value="0.23690418236227778"/>
          <table:table-cell office:value-type="float" office:value="0.46130247712135314"/>
          <table:table-cell office:value-type="float" office:value="0.19730184078216553"/>
          <table:table-cell office:value-type="float" office:value="0.2640006363391876"/>
          <table:table-cell office:value-type="float" office:value="0.3661792"/>
          <table:table-cell office:value-type="float" office:value="0.3168808"/>
          <table:table-cell office:value-type="float" office:value="0.3159624"/>
          <table:table-cell office:value-type="float" office:value="0.36736"/>
          <table:table-cell office:value-type="float" office:value="0.94013"/>
          <table:table-cell office:value-type="float" office:value="0.0012792"/>
          <table:table-cell office:value-type="float" office:value="0.19721"/>
          <table:table-cell office:value-type="float" office:value="0.19065"/>
          <table:table-cell office:value-type="float" office:value="0.12792"/>
          <table:table-cell office:value-type="float" office:value="0.1050092"/>
          <table:table-cell office:value-type="float" office:value="0.36572"/>
          <table:table-cell office:value-type="float" office:value="0.0020992"/>
          <table:table-cell office:value-type="float" office:value="0.6967986"/>
          <table:table-cell office:value-type="float" office:value="0.2492867"/>
          <table:table-cell office:value-type="float" office:value="0.0238596"/>
          <table:table-cell office:value-type="float" office:value="0.6967986"/>
          <table:table-cell office:value-type="float" office:value="0.2492868"/>
          <table:table-cell office:value-type="float" office:value="0.0300596"/>
          <table:table-cell office:value-type="float" office:value="0.6967985"/>
          <table:table-cell office:value-type="float" office:value="0.2492868"/>
          <table:table-cell office:value-type="float" office:value="0.0362596"/>
          <table:table-cell office:value-type="float" office:value="0.6967985"/>
          <table:table-cell office:value-type="float" office:value="0.2492868"/>
          <table:table-cell office:value-type="float" office:value="0.0424596"/>
          <table:table-cell office:value-type="float" office:value="0.6967985"/>
          <table:table-cell office:value-type="float" office:value="0.2492868"/>
          <table:table-cell office:value-type="float" office:value="0.0486596"/>
          <table:table-cell office:value-type="float" office:value="0.6967985"/>
          <table:table-cell office:value-type="float" office:value="0.2492869"/>
          <table:table-cell office:value-type="float" office:value="0.0548596"/>
          <table:table-cell office:value-type="float" office:value="0.6914292"/>
          <table:table-cell office:value-type="float" office:value="0.2461867"/>
          <table:table-cell office:value-type="float" office:value="0.0238596"/>
          <table:table-cell office:value-type="float" office:value="0.6914292"/>
          <table:table-cell office:value-type="float" office:value="0.2461868"/>
          <table:table-cell office:value-type="float" office:value="0.0300596"/>
          <table:table-cell office:value-type="float" office:value="0.6914292"/>
          <table:table-cell office:value-type="float" office:value="0.2461868"/>
          <table:table-cell office:value-type="float" office:value="0.0362596"/>
          <table:table-cell office:value-type="float" office:value="0.6914292"/>
          <table:table-cell office:value-type="float" office:value="0.2461868"/>
          <table:table-cell office:value-type="float" office:value="0.0424596"/>
          <table:table-cell office:value-type="float" office:value="0.6914291"/>
          <table:table-cell office:value-type="float" office:value="0.2461868"/>
          <table:table-cell office:value-type="float" office:value="0.0486596"/>
          <table:table-cell office:value-type="float" office:value="0.6914291"/>
          <table:table-cell office:value-type="float" office:value="0.2461869"/>
          <table:table-cell office:value-type="float" office:value="0.0548596"/>
        </table:table-row>
        <table:table-row>
          <table:table-cell>
            <text:p>z_rot_pl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>
            <text:p>2025-08-21 13:12:47</text:p>
          </table:table-cell>
          <table:table-cell office:value-type="float" office:value="0.0012028"/>
          <table:table-cell office:value-type="float" office:value="0.6943928"/>
          <table:table-cell office:value-type="float" office:value="0.6955956"/>
          <table:table-cell office:value-type="float" office:value="0.2487707"/>
          <table:table-cell office:value-type="float" office:value="0.0388722"/>
          <table:table-cell office:value-type="float" office:value="9"/>
          <table:table-cell office:value-type="float" office:value="0.9462800025939941"/>
          <table:table-cell office:value-type="float" office:value="0.09311919659376144"/>
          <table:table-cell office:value-type="float" office:value="0.8531608060002327"/>
          <table:table-cell office:value-type="float" office:value="0.3271291650831699"/>
          <table:table-cell office:value-type="float" office:value="0.24062103899048556"/>
          <table:table-cell office:value-type="float" office:value="0.46835448741912844"/>
          <table:table-cell office:value-type="float" office:value="0.18590384274721145"/>
          <table:table-cell office:value-type="float" office:value="0.282450644671917"/>
          <table:table-cell office:value-type="float" office:value="0.3608492"/>
          <table:table-cell office:value-type="float" office:value="0.3213908"/>
          <table:table-cell office:value-type="float" office:value="0.3245724"/>
          <table:table-cell office:value-type="float" office:value="0.38868"/>
          <table:table-cell office:value-type="float" office:value="0.94628"/>
          <table:table-cell office:value-type="float" office:value="0.0016892"/>
          <table:table-cell office:value-type="float" office:value="0.19557"/>
          <table:table-cell office:value-type="float" office:value="0.18737"/>
          <table:table-cell office:value-type="float" office:value="0.12423"/>
          <table:table-cell office:value-type="float" office:value="0.0931192"/>
          <table:table-cell office:value-type="float" office:value="0.32923"/>
          <table:table-cell office:value-type="float" office:value="0.0020992"/>
          <table:table-cell office:value-type="float" office:value="0.6969321"/>
          <table:table-cell office:value-type="float" office:value="0.2497066"/>
          <table:table-cell office:value-type="float" office:value="0.0239008"/>
          <table:table-cell office:value-type="float" office:value="0.6969321"/>
          <table:table-cell office:value-type="float" office:value="0.2497066"/>
          <table:table-cell office:value-type="float" office:value="0.0301008"/>
          <table:table-cell office:value-type="float" office:value="0.6969321"/>
          <table:table-cell office:value-type="float" office:value="0.2497066"/>
          <table:table-cell office:value-type="float" office:value="0.0363008"/>
          <table:table-cell office:value-type="float" office:value="0.6969321"/>
          <table:table-cell office:value-type="float" office:value="0.2497066"/>
          <table:table-cell office:value-type="float" office:value="0.0425008"/>
          <table:table-cell office:value-type="float" office:value="0.6969321"/>
          <table:table-cell office:value-type="float" office:value="0.2497066"/>
          <table:table-cell office:value-type="float" office:value="0.0487008"/>
          <table:table-cell office:value-type="float" office:value="0.6969322"/>
          <table:table-cell office:value-type="float" office:value="0.2497065"/>
          <table:table-cell office:value-type="float" office:value="0.0549008"/>
          <table:table-cell office:value-type="float" office:value="0.6918534"/>
          <table:table-cell office:value-type="float" office:value="0.2461505"/>
          <table:table-cell office:value-type="float" office:value="0.0239008"/>
          <table:table-cell office:value-type="float" office:value="0.6918534"/>
          <table:table-cell office:value-type="float" office:value="0.2461504"/>
          <table:table-cell office:value-type="float" office:value="0.0301008"/>
          <table:table-cell office:value-type="float" office:value="0.6918534"/>
          <table:table-cell office:value-type="float" office:value="0.2461504"/>
          <table:table-cell office:value-type="float" office:value="0.0363008"/>
          <table:table-cell office:value-type="float" office:value="0.6918534"/>
          <table:table-cell office:value-type="float" office:value="0.2461504"/>
          <table:table-cell office:value-type="float" office:value="0.0425008"/>
          <table:table-cell office:value-type="float" office:value="0.6918534"/>
          <table:table-cell office:value-type="float" office:value="0.2461504"/>
          <table:table-cell office:value-type="float" office:value="0.0487008"/>
          <table:table-cell office:value-type="float" office:value="0.6918534"/>
          <table:table-cell office:value-type="float" office:value="0.2461504"/>
          <table:table-cell office:value-type="float" office:value="0.0549008"/>
        </table:table-row>
        <table:table-row>
          <table:table-cell>
            <text:p>z_rot_pl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.0"/>
          <table:table-cell>
            <text:p>2025-08-21 13:13:00</text:p>
          </table:table-cell>
          <table:table-cell office:value-type="float" office:value="0.0012017"/>
          <table:table-cell office:value-type="float" office:value="0.6946718"/>
          <table:table-cell office:value-type="float" office:value="0.6958734"/>
          <table:table-cell office:value-type="float" office:value="0.249146"/>
          <table:table-cell office:value-type="float" office:value="0.0386809"/>
          <table:table-cell office:value-type="float" office:value="9"/>
          <table:table-cell office:value-type="float" office:value="0.8970800042152405"/>
          <table:table-cell office:value-type="float" office:value="0.08327919989824295"/>
          <table:table-cell office:value-type="float" office:value="0.8138008043169975"/>
          <table:table-cell office:value-type="float" office:value="0.31376316100358964"/>
          <table:table-cell office:value-type="float" office:value="0.23054673440929674"/>
          <table:table-cell office:value-type="float" office:value="0.45999048352241517"/>
          <table:table-cell office:value-type="float" office:value="0.1675358384847641"/>
          <table:table-cell office:value-type="float" office:value="0.29245464503765106"/>
          <table:table-cell office:value-type="float" office:value="0.3612592"/>
          <table:table-cell office:value-type="float" office:value="0.3254908"/>
          <table:table-cell office:value-type="float" office:value="0.3286724"/>
          <table:table-cell office:value-type="float" office:value="0.38745"/>
          <table:table-cell office:value-type="float" office:value="0.89708"/>
          <table:table-cell office:value-type="float" office:value="0.0041492"/>
          <table:table-cell office:value-type="float" office:value="0.17589"/>
          <table:table-cell office:value-type="float" office:value="0.1763"/>
          <table:table-cell office:value-type="float" office:value="0.11849"/>
          <table:table-cell office:value-type="float" office:value="0.0832792"/>
          <table:table-cell office:value-type="float" office:value="0.28372"/>
          <table:table-cell office:value-type="float" office:value="0.0025092"/>
          <table:table-cell office:value-type="float" office:value="0.6970465"/>
          <table:table-cell office:value-type="float" office:value="0.2501303"/>
          <table:table-cell office:value-type="float" office:value="0.0238999"/>
          <table:table-cell office:value-type="float" office:value="0.6970465"/>
          <table:table-cell office:value-type="float" office:value="0.2501303"/>
          <table:table-cell office:value-type="float" office:value="0.0300999"/>
          <table:table-cell office:value-type="float" office:value="0.6970465"/>
          <table:table-cell office:value-type="float" office:value="0.2501303"/>
          <table:table-cell office:value-type="float" office:value="0.0362999"/>
          <table:table-cell office:value-type="float" office:value="0.6970465"/>
          <table:table-cell office:value-type="float" office:value="0.2501303"/>
          <table:table-cell office:value-type="float" office:value="0.0424999"/>
          <table:table-cell office:value-type="float" office:value="0.6970465"/>
          <table:table-cell office:value-type="float" office:value="0.2501303"/>
          <table:table-cell office:value-type="float" office:value="0.0486999"/>
          <table:table-cell office:value-type="float" office:value="0.6970465"/>
          <table:table-cell office:value-type="float" office:value="0.2501303"/>
          <table:table-cell office:value-type="float" office:value="0.0548999"/>
          <table:table-cell office:value-type="float" office:value="0.6922971"/>
          <table:table-cell office:value-type="float" office:value="0.246145"/>
          <table:table-cell office:value-type="float" office:value="0.0238999"/>
          <table:table-cell office:value-type="float" office:value="0.692297"/>
          <table:table-cell office:value-type="float" office:value="0.246145"/>
          <table:table-cell office:value-type="float" office:value="0.0300999"/>
          <table:table-cell office:value-type="float" office:value="0.692297"/>
          <table:table-cell office:value-type="float" office:value="0.246145"/>
          <table:table-cell office:value-type="float" office:value="0.0362999"/>
          <table:table-cell office:value-type="float" office:value="0.692297"/>
          <table:table-cell office:value-type="float" office:value="0.246145"/>
          <table:table-cell office:value-type="float" office:value="0.0424999"/>
          <table:table-cell office:value-type="float" office:value="0.692297"/>
          <table:table-cell office:value-type="float" office:value="0.246145"/>
          <table:table-cell office:value-type="float" office:value="0.0486999"/>
          <table:table-cell office:value-type="float" office:value="0.692297"/>
          <table:table-cell office:value-type="float" office:value="0.246145"/>
          <table:table-cell office:value-type="float" office:value="0.0548999"/>
        </table:table-row>
        <table:table-row>
          <table:table-cell>
            <text:p>z_rot_pl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.0"/>
          <table:table-cell>
            <text:p>2025-08-21 13:13:12</text:p>
          </table:table-cell>
          <table:table-cell office:value-type="float" office:value="0.0008959"/>
          <table:table-cell office:value-type="float" office:value="0.6949261"/>
          <table:table-cell office:value-type="float" office:value="0.695822"/>
          <table:table-cell office:value-type="float" office:value="0.2492718"/>
          <table:table-cell office:value-type="float" office:value="0.0386156"/>
          <table:table-cell office:value-type="float" office:value="9"/>
          <table:table-cell office:value-type="float" office:value="0.8142600059509277"/>
          <table:table-cell office:value-type="float" office:value="0.08860920369625092"/>
          <table:table-cell office:value-type="float" office:value="0.7256508022546768"/>
          <table:table-cell office:value-type="float" office:value="0.31118016242980956"/>
          <table:table-cell office:value-type="float" office:value="0.20358781591822533"/>
          <table:table-cell office:value-type="float" office:value="0.4258784830570221"/>
          <table:table-cell office:value-type="float" office:value="0.19648184180259703"/>
          <table:table-cell office:value-type="float" office:value="0.22939664125442505"/>
          <table:table-cell office:value-type="float" office:value="0.3190292"/>
          <table:table-cell office:value-type="float" office:value="0.2906408"/>
          <table:table-cell office:value-type="float" office:value="0.2966924"/>
          <table:table-cell office:value-type="float" office:value="0.40877"/>
          <table:table-cell office:value-type="float" office:value="0.81426"/>
          <table:table-cell office:value-type="float" office:value="0.0053792"/>
          <table:table-cell office:value-type="float" office:value="0.24149"/>
          <table:table-cell office:value-type="float" office:value="0.19311"/>
          <table:table-cell office:value-type="float" office:value="0.11111"/>
          <table:table-cell office:value-type="float" office:value="0.0886092"/>
          <table:table-cell office:value-type="float" office:value="0.34809"/>
          <table:table-cell office:value-type="float" office:value="0.0033292"/>
          <table:table-cell office:value-type="float" office:value="0.6971182"/>
          <table:table-cell office:value-type="float" office:value="0.2505679"/>
          <table:table-cell office:value-type="float" office:value="0.0239009"/>
          <table:table-cell office:value-type="float" office:value="0.6971182"/>
          <table:table-cell office:value-type="float" office:value="0.2505679"/>
          <table:table-cell office:value-type="float" office:value="0.0301009"/>
          <table:table-cell office:value-type="float" office:value="0.6971181"/>
          <table:table-cell office:value-type="float" office:value="0.2505679"/>
          <table:table-cell office:value-type="float" office:value="0.0363009"/>
          <table:table-cell office:value-type="float" office:value="0.6971181"/>
          <table:table-cell office:value-type="float" office:value="0.2505679"/>
          <table:table-cell office:value-type="float" office:value="0.0425009"/>
          <table:table-cell office:value-type="float" office:value="0.697118"/>
          <table:table-cell office:value-type="float" office:value="0.2505679"/>
          <table:table-cell office:value-type="float" office:value="0.0487009"/>
          <table:table-cell office:value-type="float" office:value="0.697118"/>
          <table:table-cell office:value-type="float" office:value="0.2505679"/>
          <table:table-cell office:value-type="float" office:value="0.0549009"/>
          <table:table-cell office:value-type="float" office:value="0.6927342"/>
          <table:table-cell office:value-type="float" office:value="0.2461838"/>
          <table:table-cell office:value-type="float" office:value="0.0239008"/>
          <table:table-cell office:value-type="float" office:value="0.6927341"/>
          <table:table-cell office:value-type="float" office:value="0.2461838"/>
          <table:table-cell office:value-type="float" office:value="0.0301008"/>
          <table:table-cell office:value-type="float" office:value="0.6927341"/>
          <table:table-cell office:value-type="float" office:value="0.2461838"/>
          <table:table-cell office:value-type="float" office:value="0.0363008"/>
          <table:table-cell office:value-type="float" office:value="0.692734"/>
          <table:table-cell office:value-type="float" office:value="0.2461838"/>
          <table:table-cell office:value-type="float" office:value="0.0425008"/>
          <table:table-cell office:value-type="float" office:value="0.692734"/>
          <table:table-cell office:value-type="float" office:value="0.2461838"/>
          <table:table-cell office:value-type="float" office:value="0.0487008"/>
          <table:table-cell office:value-type="float" office:value="0.6927339"/>
          <table:table-cell office:value-type="float" office:value="0.2461838"/>
          <table:table-cell office:value-type="float" office:value="0.0549008"/>
        </table:table-row>
        <table:table-row>
          <table:table-cell>
            <text:p>z_rot_pl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0"/>
          <table:table-cell>
            <text:p>2025-08-21 13:13:25</text:p>
          </table:table-cell>
          <table:table-cell office:value-type="float" office:value="0.0002857"/>
          <table:table-cell office:value-type="float" office:value="0.6951582"/>
          <table:table-cell office:value-type="float" office:value="0.6954439"/>
          <table:table-cell office:value-type="float" office:value="0.2489701"/>
          <table:table-cell office:value-type="float" office:value="0.0377999"/>
          <table:table-cell office:value-type="float" office:value="10"/>
          <table:table-cell office:value-type="float" office:value="0.7142199873924255"/>
          <table:table-cell office:value-type="float" office:value="0.22631999850273132"/>
          <table:table-cell office:value-type="float" office:value="0.4878999888896942"/>
          <table:table-cell office:value-type="float" office:value="0.45164616107940675"/>
          <table:table-cell office:value-type="float" office:value="0.15043649817560648"/>
          <table:table-cell office:value-type="float" office:value="0.5164064824581146"/>
          <table:table-cell office:value-type="float" office:value="0.38688583970069884"/>
          <table:table-cell office:value-type="float" office:value="0.12952064275741576"/>
          <table:table-cell office:value-type="float" office:value="0.4317792"/>
          <table:table-cell office:value-type="float" office:value="0.5292608"/>
          <table:table-cell office:value-type="float" office:value="0.5578624"/>
          <table:table-cell office:value-type="float" office:value="0.57236"/>
          <table:table-cell office:value-type="float" office:value="0.49077"/>
          <table:table-cell office:value-type="float" office:value="0.0078392"/>
          <table:table-cell office:value-type="float" office:value="0.29684"/>
          <table:table-cell office:value-type="float" office:value="0.29889"/>
          <table:table-cell office:value-type="float" office:value="0.22632"/>
          <table:table-cell office:value-type="float" office:value="0.3981592"/>
          <table:table-cell office:value-type="float" office:value="0.71422"/>
          <table:table-cell office:value-type="float" office:value="0.0066092"/>
          <table:table-cell office:value-type="float" office:value="0.6971508"/>
          <table:table-cell office:value-type="float" office:value="0.2510043"/>
          <table:table-cell office:value-type="float" office:value="0.0238966"/>
          <table:table-cell office:value-type="float" office:value="0.6971508"/>
          <table:table-cell office:value-type="float" office:value="0.2510043"/>
          <table:table-cell office:value-type="float" office:value="0.0300966"/>
          <table:table-cell office:value-type="float" office:value="0.6971508"/>
          <table:table-cell office:value-type="float" office:value="0.2510043"/>
          <table:table-cell office:value-type="float" office:value="0.0362966"/>
          <table:table-cell office:value-type="float" office:value="0.6971508"/>
          <table:table-cell office:value-type="float" office:value="0.2510044"/>
          <table:table-cell office:value-type="float" office:value="0.0424966"/>
          <table:table-cell office:value-type="float" office:value="0.6971508"/>
          <table:table-cell office:value-type="float" office:value="0.2510044"/>
          <table:table-cell office:value-type="float" office:value="0.0486966"/>
          <table:table-cell office:value-type="float" office:value="0.6971508"/>
          <table:table-cell office:value-type="float" office:value="0.2510044"/>
          <table:table-cell office:value-type="float" office:value="0.0548966"/>
          <table:table-cell office:value-type="float" office:value="0.6931655"/>
          <table:table-cell office:value-type="float" office:value="0.2462548"/>
          <table:table-cell office:value-type="float" office:value="0.0238966"/>
          <table:table-cell office:value-type="float" office:value="0.6931655"/>
          <table:table-cell office:value-type="float" office:value="0.2462548"/>
          <table:table-cell office:value-type="float" office:value="0.0300966"/>
          <table:table-cell office:value-type="float" office:value="0.6931655"/>
          <table:table-cell office:value-type="float" office:value="0.2462549"/>
          <table:table-cell office:value-type="float" office:value="0.0362966"/>
          <table:table-cell office:value-type="float" office:value="0.6931655"/>
          <table:table-cell office:value-type="float" office:value="0.2462549"/>
          <table:table-cell office:value-type="float" office:value="0.0424966"/>
          <table:table-cell office:value-type="float" office:value="0.6931655"/>
          <table:table-cell office:value-type="float" office:value="0.2462549"/>
          <table:table-cell office:value-type="float" office:value="0.0486966"/>
          <table:table-cell office:value-type="float" office:value="0.6931655"/>
          <table:table-cell office:value-type="float" office:value="0.246255"/>
          <table:table-cell office:value-type="float" office:value="0.0548966"/>
        </table:table-row>
        <table:table-row>
          <table:table-cell>
            <text:p>z_rot_pl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.0"/>
          <table:table-cell>
            <text:p>2025-08-21 13:13:38</text:p>
          </table:table-cell>
          <table:table-cell office:value-type="float" office:value="0.0002141"/>
          <table:table-cell office:value-type="float" office:value="0.6953676"/>
          <table:table-cell office:value-type="float" office:value="0.6955816"/>
          <table:table-cell office:value-type="float" office:value="0.2492185"/>
          <table:table-cell office:value-type="float" office:value="0.0385974"/>
          <table:table-cell office:value-type="float" office:value="10"/>
          <table:table-cell office:value-type="float" office:value="0.8081099987030029"/>
          <table:table-cell office:value-type="float" office:value="0.27469998598098755"/>
          <table:table-cell office:value-type="float" office:value="0.5334100127220154"/>
          <table:table-cell office:value-type="float" office:value="0.495680159330368"/>
          <table:table-cell office:value-type="float" office:value="0.17352269302187834"/>
          <table:table-cell office:value-type="float" office:value="0.555356478691101"/>
          <table:table-cell office:value-type="float" office:value="0.436003839969635"/>
          <table:table-cell office:value-type="float" office:value="0.11935263872146606"/>
          <table:table-cell office:value-type="float" office:value="0.3940592"/>
          <table:table-cell office:value-type="float" office:value="0.4780108"/>
          <table:table-cell office:value-type="float" office:value="0.5152224"/>
          <table:table-cell office:value-type="float" office:value="0.58138"/>
          <table:table-cell office:value-type="float" office:value="0.80811"/>
          <table:table-cell office:value-type="float" office:value="0.0082492"/>
          <table:table-cell office:value-type="float" office:value="0.34686"/>
          <table:table-cell office:value-type="float" office:value="0.35383"/>
          <table:table-cell office:value-type="float" office:value="0.2747"/>
          <table:table-cell office:value-type="float" office:value="0.4588392"/>
          <table:table-cell office:value-type="float" office:value="0.74579"/>
          <table:table-cell office:value-type="float" office:value="0.0074292"/>
          <table:table-cell office:value-type="float" office:value="0.6971456"/>
          <table:table-cell office:value-type="float" office:value="0.2514521"/>
          <table:table-cell office:value-type="float" office:value="0.023903"/>
          <table:table-cell office:value-type="float" office:value="0.6971456"/>
          <table:table-cell office:value-type="float" office:value="0.2514521"/>
          <table:table-cell office:value-type="float" office:value="0.030103"/>
          <table:table-cell office:value-type="float" office:value="0.6971456"/>
          <table:table-cell office:value-type="float" office:value="0.2514522"/>
          <table:table-cell office:value-type="float" office:value="0.036303"/>
          <table:table-cell office:value-type="float" office:value="0.6971457"/>
          <table:table-cell office:value-type="float" office:value="0.2514522"/>
          <table:table-cell office:value-type="float" office:value="0.042503"/>
          <table:table-cell office:value-type="float" office:value="0.6971457"/>
          <table:table-cell office:value-type="float" office:value="0.2514522"/>
          <table:table-cell office:value-type="float" office:value="0.048703"/>
          <table:table-cell office:value-type="float" office:value="0.6971457"/>
          <table:table-cell office:value-type="float" office:value="0.2514522"/>
          <table:table-cell office:value-type="float" office:value="0.054903"/>
          <table:table-cell office:value-type="float" office:value="0.6935894"/>
          <table:table-cell office:value-type="float" office:value="0.2463734"/>
          <table:table-cell office:value-type="float" office:value="0.023903"/>
          <table:table-cell office:value-type="float" office:value="0.6935895"/>
          <table:table-cell office:value-type="float" office:value="0.2463734"/>
          <table:table-cell office:value-type="float" office:value="0.030103"/>
          <table:table-cell office:value-type="float" office:value="0.6935895"/>
          <table:table-cell office:value-type="float" office:value="0.2463734"/>
          <table:table-cell office:value-type="float" office:value="0.036303"/>
          <table:table-cell office:value-type="float" office:value="0.6935895"/>
          <table:table-cell office:value-type="float" office:value="0.2463734"/>
          <table:table-cell office:value-type="float" office:value="0.042503"/>
          <table:table-cell office:value-type="float" office:value="0.6935895"/>
          <table:table-cell office:value-type="float" office:value="0.2463734"/>
          <table:table-cell office:value-type="float" office:value="0.048703"/>
          <table:table-cell office:value-type="float" office:value="0.6935895"/>
          <table:table-cell office:value-type="float" office:value="0.2463734"/>
          <table:table-cell office:value-type="float" office:value="0.054903"/>
        </table:table-row>
        <table:table-row>
          <table:table-cell>
            <text:p>z_rot_pl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"/>
          <table:table-cell>
            <text:p>2025-08-21 13:13:50</text:p>
          </table:table-cell>
          <table:table-cell office:value-type="float" office:value="0.0001053"/>
          <table:table-cell office:value-type="float" office:value="0.6955543"/>
          <table:table-cell office:value-type="float" office:value="0.6956597"/>
          <table:table-cell office:value-type="float" office:value="0.2493924"/>
          <table:table-cell office:value-type="float" office:value="0.0390188"/>
          <table:table-cell office:value-type="float" office:value="10"/>
          <table:table-cell office:value-type="float" office:value="0.9815400242805481"/>
          <table:table-cell office:value-type="float" office:value="0.3197999894618988"/>
          <table:table-cell office:value-type="float" office:value="0.6617400348186493"/>
          <table:table-cell office:value-type="float" office:value="0.5240111619234085"/>
          <table:table-cell office:value-type="float" office:value="0.20856068922100177"/>
          <table:table-cell office:value-type="float" office:value="0.559620487689972"/>
          <table:table-cell office:value-type="float" office:value="0.48840183615684507"/>
          <table:table-cell office:value-type="float" office:value="0.0712186515331269"/>
          <table:table-cell office:value-type="float" office:value="0.3579792"/>
          <table:table-cell office:value-type="float" office:value="0.4247108"/>
          <table:table-cell office:value-type="float" office:value="0.4693024"/>
          <table:table-cell office:value-type="float" office:value="0.56457"/>
          <table:table-cell office:value-type="float" office:value="0.98154"/>
          <table:table-cell office:value-type="float" office:value="0.0086592"/>
          <table:table-cell office:value-type="float" office:value="0.39401"/>
          <table:table-cell office:value-type="float" office:value="0.40836"/>
          <table:table-cell office:value-type="float" office:value="0.3198"/>
          <table:table-cell office:value-type="float" office:value="0.5350992"/>
          <table:table-cell office:value-type="float" office:value="0.78474"/>
          <table:table-cell office:value-type="float" office:value="0.0070192"/>
          <table:table-cell office:value-type="float" office:value="0.6971044"/>
          <table:table-cell office:value-type="float" office:value="0.2518946"/>
          <table:table-cell office:value-type="float" office:value="0.0239031"/>
          <table:table-cell office:value-type="float" office:value="0.6971044"/>
          <table:table-cell office:value-type="float" office:value="0.2518946"/>
          <table:table-cell office:value-type="float" office:value="0.0301031"/>
          <table:table-cell office:value-type="float" office:value="0.6971043"/>
          <table:table-cell office:value-type="float" office:value="0.2518946"/>
          <table:table-cell office:value-type="float" office:value="0.0363031"/>
          <table:table-cell office:value-type="float" office:value="0.6971043"/>
          <table:table-cell office:value-type="float" office:value="0.2518947"/>
          <table:table-cell office:value-type="float" office:value="0.0425031"/>
          <table:table-cell office:value-type="float" office:value="0.6971043"/>
          <table:table-cell office:value-type="float" office:value="0.2518947"/>
          <table:table-cell office:value-type="float" office:value="0.0487031"/>
          <table:table-cell office:value-type="float" office:value="0.6971043"/>
          <table:table-cell office:value-type="float" office:value="0.2518947"/>
          <table:table-cell office:value-type="float" office:value="0.0549031"/>
          <table:table-cell office:value-type="float" office:value="0.6940044"/>
          <table:table-cell office:value-type="float" office:value="0.2465252"/>
          <table:table-cell office:value-type="float" office:value="0.0239032"/>
          <table:table-cell office:value-type="float" office:value="0.6940044"/>
          <table:table-cell office:value-type="float" office:value="0.2465252"/>
          <table:table-cell office:value-type="float" office:value="0.0301032"/>
          <table:table-cell office:value-type="float" office:value="0.6940043"/>
          <table:table-cell office:value-type="float" office:value="0.2465253"/>
          <table:table-cell office:value-type="float" office:value="0.0363032"/>
          <table:table-cell office:value-type="float" office:value="0.6940043"/>
          <table:table-cell office:value-type="float" office:value="0.2465253"/>
          <table:table-cell office:value-type="float" office:value="0.0425032"/>
          <table:table-cell office:value-type="float" office:value="0.6940043"/>
          <table:table-cell office:value-type="float" office:value="0.2465253"/>
          <table:table-cell office:value-type="float" office:value="0.0487032"/>
          <table:table-cell office:value-type="float" office:value="0.6940043"/>
          <table:table-cell office:value-type="float" office:value="0.2465254"/>
          <table:table-cell office:value-type="float" office:value="0.0549032"/>
        </table:table-row>
        <table:table-row>
          <table:table-cell>
            <text:p>z_rot_pl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0"/>
          <table:table-cell>
            <text:p>2025-08-21 13:14:03</text:p>
          </table:table-cell>
          <table:table-cell office:value-type="float" office:value="9e-07"/>
          <table:table-cell office:value-type="float" office:value="0.6957217"/>
          <table:table-cell office:value-type="float" office:value="0.6957226"/>
          <table:table-cell office:value-type="float" office:value="0.2495184"/>
          <table:table-cell office:value-type="float" office:value="0.0393127"/>
          <table:table-cell office:value-type="float" office:value="10"/>
          <table:table-cell office:value-type="float" office:value="1.090190052986145"/>
          <table:table-cell office:value-type="float" office:value="0.31287920475006104"/>
          <table:table-cell office:value-type="float" office:value="0.777310848236084"/>
          <table:table-cell office:value-type="float" office:value="0.5455361694097519"/>
          <table:table-cell office:value-type="float" office:value="0.24267032681324868"/>
          <table:table-cell office:value-type="float" office:value="0.5459264934062957"/>
          <table:table-cell office:value-type="float" office:value="0.545145845413208"/>
          <table:table-cell office:value-type="float" office:value="0.0007806479930877464"/>
          <table:table-cell office:value-type="float" office:value="0.3128792"/>
          <table:table-cell office:value-type="float" office:value="0.3730508"/>
          <table:table-cell office:value-type="float" office:value="0.4213324"/>
          <table:table-cell office:value-type="float" office:value="0.53218"/>
          <table:table-cell office:value-type="float" office:value="1.0901901"/>
          <table:table-cell office:value-type="float" office:value="0.0066092"/>
          <table:table-cell office:value-type="float" office:value="0.43911"/>
          <table:table-cell office:value-type="float" office:value="0.46494"/>
          <table:table-cell office:value-type="float" office:value="0.37392"/>
          <table:table-cell office:value-type="float" office:value="0.6166892"/>
          <table:table-cell office:value-type="float" office:value="0.83107"/>
          <table:table-cell office:value-type="float" office:value="0.0078392"/>
          <table:table-cell office:value-type="float" office:value="0.6970318"/>
          <table:table-cell office:value-type="float" office:value="0.2523259"/>
          <table:table-cell office:value-type="float" office:value="0.0239016"/>
          <table:table-cell office:value-type="float" office:value="0.6970318"/>
          <table:table-cell office:value-type="float" office:value="0.2523259"/>
          <table:table-cell office:value-type="float" office:value="0.0301016"/>
          <table:table-cell office:value-type="float" office:value="0.6970318"/>
          <table:table-cell office:value-type="float" office:value="0.2523259"/>
          <table:table-cell office:value-type="float" office:value="0.0363016"/>
          <table:table-cell office:value-type="float" office:value="0.6970317"/>
          <table:table-cell office:value-type="float" office:value="0.2523259"/>
          <table:table-cell office:value-type="float" office:value="0.0425016"/>
          <table:table-cell office:value-type="float" office:value="0.6970317"/>
          <table:table-cell office:value-type="float" office:value="0.2523259"/>
          <table:table-cell office:value-type="float" office:value="0.0487016"/>
          <table:table-cell office:value-type="float" office:value="0.6970317"/>
          <table:table-cell office:value-type="float" office:value="0.252326"/>
          <table:table-cell office:value-type="float" office:value="0.0549016"/>
          <table:table-cell office:value-type="float" office:value="0.6944116"/>
          <table:table-cell office:value-type="float" office:value="0.2467067"/>
          <table:table-cell office:value-type="float" office:value="0.0239017"/>
          <table:table-cell office:value-type="float" office:value="0.6944116"/>
          <table:table-cell office:value-type="float" office:value="0.2467068"/>
          <table:table-cell office:value-type="float" office:value="0.0301017"/>
          <table:table-cell office:value-type="float" office:value="0.6944116"/>
          <table:table-cell office:value-type="float" office:value="0.2467068"/>
          <table:table-cell office:value-type="float" office:value="0.0363017"/>
          <table:table-cell office:value-type="float" office:value="0.6944115"/>
          <table:table-cell office:value-type="float" office:value="0.2467068"/>
          <table:table-cell office:value-type="float" office:value="0.0425017"/>
          <table:table-cell office:value-type="float" office:value="0.6944115"/>
          <table:table-cell office:value-type="float" office:value="0.2467068"/>
          <table:table-cell office:value-type="float" office:value="0.0487017"/>
          <table:table-cell office:value-type="float" office:value="0.6944115"/>
          <table:table-cell office:value-type="float" office:value="0.2467068"/>
          <table:table-cell office:value-type="float" office:value="0.0549017"/>
        </table:table-row>
        <table:table-row>
          <table:table-cell>
            <text:p>z_rot_pl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0.0"/>
          <table:table-cell>
            <text:p>2025-08-21 13:14:16</text:p>
          </table:table-cell>
          <table:table-cell office:value-type="float" office:value="-8.38e-05"/>
          <table:table-cell office:value-type="float" office:value="0.6958579"/>
          <table:table-cell office:value-type="float" office:value="0.6957741"/>
          <table:table-cell office:value-type="float" office:value="0.2496049"/>
          <table:table-cell office:value-type="float" office:value="0.0395471"/>
          <table:table-cell office:value-type="float" office:value="10"/>
          <table:table-cell office:value-type="float" office:value="1.2611600160598755"/>
          <table:table-cell office:value-type="float" office:value="0.26695919036865234"/>
          <table:table-cell office:value-type="float" office:value="0.9942008256912231"/>
          <table:table-cell office:value-type="float" office:value="0.5809601664543151"/>
          <table:table-cell office:value-type="float" office:value="0.302843832310412"/>
          <table:table-cell office:value-type="float" office:value="0.5350204825401306"/>
          <table:table-cell office:value-type="float" office:value="0.6268998503684997"/>
          <table:table-cell office:value-type="float" office:value="0.09187936782836914"/>
          <table:table-cell office:value-type="float" office:value="0.2669592"/>
          <table:table-cell office:value-type="float" office:value="0.3082708"/>
          <table:table-cell office:value-type="float" office:value="0.3536824"/>
          <table:table-cell office:value-type="float" office:value="0.48503"/>
          <table:table-cell office:value-type="float" office:value="1.26116"/>
          <table:table-cell office:value-type="float" office:value="0.0074292"/>
          <table:table-cell office:value-type="float" office:value="0.51209"/>
          <table:table-cell office:value-type="float" office:value="0.55104"/>
          <table:table-cell office:value-type="float" office:value="0.45059"/>
          <table:table-cell office:value-type="float" office:value="0.7876592"/>
          <table:table-cell office:value-type="float" office:value="0.83312"/>
          <table:table-cell office:value-type="float" office:value="0.0066092"/>
          <table:table-cell office:value-type="float" office:value="0.6969182"/>
          <table:table-cell office:value-type="float" office:value="0.2527484"/>
          <table:table-cell office:value-type="float" office:value="0.0238987"/>
          <table:table-cell office:value-type="float" office:value="0.6969182"/>
          <table:table-cell office:value-type="float" office:value="0.2527484"/>
          <table:table-cell office:value-type="float" office:value="0.0300987"/>
          <table:table-cell office:value-type="float" office:value="0.6969182"/>
          <table:table-cell office:value-type="float" office:value="0.2527483"/>
          <table:table-cell office:value-type="float" office:value="0.0362987"/>
          <table:table-cell office:value-type="float" office:value="0.6969182"/>
          <table:table-cell office:value-type="float" office:value="0.2527483"/>
          <table:table-cell office:value-type="float" office:value="0.0424987"/>
          <table:table-cell office:value-type="float" office:value="0.6969182"/>
          <table:table-cell office:value-type="float" office:value="0.2527483"/>
          <table:table-cell office:value-type="float" office:value="0.0486987"/>
          <table:table-cell office:value-type="float" office:value="0.6969181"/>
          <table:table-cell office:value-type="float" office:value="0.2527483"/>
          <table:table-cell office:value-type="float" office:value="0.0548987"/>
          <table:table-cell office:value-type="float" office:value="0.6947977"/>
          <table:table-cell office:value-type="float" office:value="0.2469223"/>
          <table:table-cell office:value-type="float" office:value="0.0238987"/>
          <table:table-cell office:value-type="float" office:value="0.6947977"/>
          <table:table-cell office:value-type="float" office:value="0.2469223"/>
          <table:table-cell office:value-type="float" office:value="0.0300987"/>
          <table:table-cell office:value-type="float" office:value="0.6947977"/>
          <table:table-cell office:value-type="float" office:value="0.2469222"/>
          <table:table-cell office:value-type="float" office:value="0.0362987"/>
          <table:table-cell office:value-type="float" office:value="0.6947976"/>
          <table:table-cell office:value-type="float" office:value="0.2469222"/>
          <table:table-cell office:value-type="float" office:value="0.0424987"/>
          <table:table-cell office:value-type="float" office:value="0.6947976"/>
          <table:table-cell office:value-type="float" office:value="0.2469222"/>
          <table:table-cell office:value-type="float" office:value="0.0486987"/>
          <table:table-cell office:value-type="float" office:value="0.6947976"/>
          <table:table-cell office:value-type="float" office:value="0.2469222"/>
          <table:table-cell office:value-type="float" office:value="0.0548987"/>
        </table:table-row>
        <table:table-row>
          <table:table-cell>
            <text:p>z_rot_pl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5.0"/>
          <table:table-cell>
            <text:p>2025-08-21 13:14:29</text:p>
          </table:table-cell>
          <table:table-cell office:value-type="float" office:value="-8.67e-05"/>
          <table:table-cell office:value-type="float" office:value="0.6959611"/>
          <table:table-cell office:value-type="float" office:value="0.6958744"/>
          <table:table-cell office:value-type="float" office:value="0.2498462"/>
          <table:table-cell office:value-type="float" office:value="0.0399878"/>
          <table:table-cell office:value-type="float" office:value="10"/>
          <table:table-cell office:value-type="float" office:value="1.5165899991989136"/>
          <table:table-cell office:value-type="float" office:value="0.22185920178890228"/>
          <table:table-cell office:value-type="float" office:value="1.2947307974100113"/>
          <table:table-cell office:value-type="float" office:value="0.6151131525635719"/>
          <table:table-cell office:value-type="float" office:value="0.4041487355452165"/>
          <table:table-cell office:value-type="float" office:value="0.5486324816942215"/>
          <table:table-cell office:value-type="float" office:value="0.6815938234329224"/>
          <table:table-cell office:value-type="float" office:value="0.1329613417387009"/>
          <table:table-cell office:value-type="float" office:value="0.2218592"/>
          <table:table-cell office:value-type="float" office:value="0.2578408"/>
          <table:table-cell office:value-type="float" office:value="0.3069424"/>
          <table:table-cell office:value-type="float" office:value="0.43993"/>
          <table:table-cell office:value-type="float" office:value="1.51659"/>
          <table:table-cell office:value-type="float" office:value="0.0074292"/>
          <table:table-cell office:value-type="float" office:value="0.51783"/>
          <table:table-cell office:value-type="float" office:value="0.58179"/>
          <table:table-cell office:value-type="float" office:value="0.51496"/>
          <table:table-cell office:value-type="float" office:value="1.0840892"/>
          <table:table-cell office:value-type="float" office:value="0.7093"/>
          <table:table-cell office:value-type="float" office:value="0.0066092"/>
          <table:table-cell office:value-type="float" office:value="0.6967634"/>
          <table:table-cell office:value-type="float" office:value="0.2531642"/>
          <table:table-cell office:value-type="float" office:value="0.0239019"/>
          <table:table-cell office:value-type="float" office:value="0.6967634"/>
          <table:table-cell office:value-type="float" office:value="0.2531642"/>
          <table:table-cell office:value-type="float" office:value="0.0301019"/>
          <table:table-cell office:value-type="float" office:value="0.6967634"/>
          <table:table-cell office:value-type="float" office:value="0.2531642"/>
          <table:table-cell office:value-type="float" office:value="0.0363019"/>
          <table:table-cell office:value-type="float" office:value="0.6967634"/>
          <table:table-cell office:value-type="float" office:value="0.2531643"/>
          <table:table-cell office:value-type="float" office:value="0.0425019"/>
          <table:table-cell office:value-type="float" office:value="0.6967634"/>
          <table:table-cell office:value-type="float" office:value="0.2531643"/>
          <table:table-cell office:value-type="float" office:value="0.0487019"/>
          <table:table-cell office:value-type="float" office:value="0.6967634"/>
          <table:table-cell office:value-type="float" office:value="0.2531643"/>
          <table:table-cell office:value-type="float" office:value="0.0549019"/>
          <table:table-cell office:value-type="float" office:value="0.6951588"/>
          <table:table-cell office:value-type="float" office:value="0.2471755"/>
          <table:table-cell office:value-type="float" office:value="0.0239019"/>
          <table:table-cell office:value-type="float" office:value="0.6951588"/>
          <table:table-cell office:value-type="float" office:value="0.2471755"/>
          <table:table-cell office:value-type="float" office:value="0.0301019"/>
          <table:table-cell office:value-type="float" office:value="0.6951588"/>
          <table:table-cell office:value-type="float" office:value="0.2471755"/>
          <table:table-cell office:value-type="float" office:value="0.0363019"/>
          <table:table-cell office:value-type="float" office:value="0.6951588"/>
          <table:table-cell office:value-type="float" office:value="0.2471755"/>
          <table:table-cell office:value-type="float" office:value="0.0425019"/>
          <table:table-cell office:value-type="float" office:value="0.6951588"/>
          <table:table-cell office:value-type="float" office:value="0.2471755"/>
          <table:table-cell office:value-type="float" office:value="0.0487019"/>
          <table:table-cell office:value-type="float" office:value="0.6951587"/>
          <table:table-cell office:value-type="float" office:value="0.2471755"/>
          <table:table-cell office:value-type="float" office:value="0.0549019"/>
        </table:table-row>
        <table:table-row>
          <table:table-cell>
            <text:p>z_rot_pl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>
            <text:p>2025-08-21 13:14:41</text:p>
          </table:table-cell>
          <table:table-cell office:value-type="float" office:value="-9.48e-05"/>
          <table:table-cell office:value-type="float" office:value="0.6960371"/>
          <table:table-cell office:value-type="float" office:value="0.6959422"/>
          <table:table-cell office:value-type="float" office:value="0.2499711"/>
          <table:table-cell office:value-type="float" office:value="0.0417614"/>
          <table:table-cell office:value-type="float" office:value="10"/>
          <table:table-cell office:value-type="float" office:value="1.8441799879074097"/>
          <table:table-cell office:value-type="float" office:value="0.20955920219421387"/>
          <table:table-cell office:value-type="float" office:value="1.6346207857131958"/>
          <table:table-cell office:value-type="float" office:value="0.7376621633768081"/>
          <table:table-cell office:value-type="float" office:value="0.6000688006574365"/>
          <table:table-cell office:value-type="float" office:value="0.6077544808387756"/>
          <table:table-cell office:value-type="float" office:value="0.8675698459148407"/>
          <table:table-cell office:value-type="float" office:value="0.25981536507606506"/>
          <table:table-cell office:value-type="float" office:value="0.2095592"/>
          <table:table-cell office:value-type="float" office:value="0.2439008"/>
          <table:table-cell office:value-type="float" office:value="0.2942324"/>
          <table:table-cell office:value-type="float" office:value="0.4469"/>
          <table:table-cell office:value-type="float" office:value="1.84418"/>
          <table:table-cell office:value-type="float" office:value="0.0066092"/>
          <table:table-cell office:value-type="float" office:value="0.4633"/>
          <table:table-cell office:value-type="float" office:value="0.51373"/>
          <table:table-cell office:value-type="float" office:value="0.492"/>
          <table:table-cell office:value-type="float" office:value="1.2673593"/>
          <table:table-cell office:value-type="float" office:value="1.60146"/>
          <table:table-cell office:value-type="float" office:value="0.0045592"/>
          <table:table-cell office:value-type="float" office:value="0.6965755"/>
          <table:table-cell office:value-type="float" office:value="0.2535617"/>
          <table:table-cell office:value-type="float" office:value="0.0238964"/>
          <table:table-cell office:value-type="float" office:value="0.6965754"/>
          <table:table-cell office:value-type="float" office:value="0.2535617"/>
          <table:table-cell office:value-type="float" office:value="0.0300964"/>
          <table:table-cell office:value-type="float" office:value="0.6965754"/>
          <table:table-cell office:value-type="float" office:value="0.2535617"/>
          <table:table-cell office:value-type="float" office:value="0.0362964"/>
          <table:table-cell office:value-type="float" office:value="0.6965753"/>
          <table:table-cell office:value-type="float" office:value="0.2535617"/>
          <table:table-cell office:value-type="float" office:value="0.0424964"/>
          <table:table-cell office:value-type="float" office:value="0.6965753"/>
          <table:table-cell office:value-type="float" office:value="0.2535617"/>
          <table:table-cell office:value-type="float" office:value="0.0486964"/>
          <table:table-cell office:value-type="float" office:value="0.6965752"/>
          <table:table-cell office:value-type="float" office:value="0.2535616"/>
          <table:table-cell office:value-type="float" office:value="0.0548964"/>
          <table:table-cell office:value-type="float" office:value="0.6954989"/>
          <table:table-cell office:value-type="float" office:value="0.2474559"/>
          <table:table-cell office:value-type="float" office:value="0.0238964"/>
          <table:table-cell office:value-type="float" office:value="0.6954988"/>
          <table:table-cell office:value-type="float" office:value="0.2474559"/>
          <table:table-cell office:value-type="float" office:value="0.0300964"/>
          <table:table-cell office:value-type="float" office:value="0.6954988"/>
          <table:table-cell office:value-type="float" office:value="0.2474559"/>
          <table:table-cell office:value-type="float" office:value="0.0362964"/>
          <table:table-cell office:value-type="float" office:value="0.6954987"/>
          <table:table-cell office:value-type="float" office:value="0.2474559"/>
          <table:table-cell office:value-type="float" office:value="0.0424964"/>
          <table:table-cell office:value-type="float" office:value="0.6954987"/>
          <table:table-cell office:value-type="float" office:value="0.2474558"/>
          <table:table-cell office:value-type="float" office:value="0.0486964"/>
          <table:table-cell office:value-type="float" office:value="0.6954986"/>
          <table:table-cell office:value-type="float" office:value="0.2474558"/>
          <table:table-cell office:value-type="float" office:value="0.0548964"/>
        </table:table-row>
        <table:table-row>
          <table:table-cell>
            <text:p>z_rot_pl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5.0"/>
          <table:table-cell>
            <text:p>2025-08-21 13:14:54</text:p>
          </table:table-cell>
          <table:table-cell office:value-type="float" office:value="-8.15e-05"/>
          <table:table-cell office:value-type="float" office:value="0.696079"/>
          <table:table-cell office:value-type="float" office:value="0.6959975"/>
          <table:table-cell office:value-type="float" office:value="0.2499343"/>
          <table:table-cell office:value-type="float" office:value="0.0438961"/>
          <table:table-cell office:value-type="float" office:value="10"/>
          <table:table-cell office:value-type="float" office:value="4.045060157775879"/>
          <table:table-cell office:value-type="float" office:value="0.21734920144081116"/>
          <table:table-cell office:value-type="float" office:value="3.8277109563350677"/>
          <table:table-cell office:value-type="float" office:value="1.001128187775612"/>
          <table:table-cell office:value-type="float" office:value="1.227940561783966"/>
          <table:table-cell office:value-type="float" office:value="0.6990204989910126"/>
          <table:table-cell office:value-type="float" office:value="1.3032358765602112"/>
          <table:table-cell office:value-type="float" office:value="0.6042153775691986"/>
          <table:table-cell office:value-type="float" office:value="0.2173492"/>
          <table:table-cell office:value-type="float" office:value="0.2607108"/>
          <table:table-cell office:value-type="float" office:value="0.3180124"/>
          <table:table-cell office:value-type="float" office:value="0.52726"/>
          <table:table-cell office:value-type="float" office:value="2.1717701"/>
          <table:table-cell office:value-type="float" office:value="0.0061992"/>
          <table:table-cell office:value-type="float" office:value="0.39565"/>
          <table:table-cell office:value-type="float" office:value="0.42476"/>
          <table:table-cell office:value-type="float" office:value="0.42517"/>
          <table:table-cell office:value-type="float" office:value="1.2255392"/>
          <table:table-cell office:value-type="float" office:value="4.0450602"/>
          <table:table-cell office:value-type="float" office:value="0.0025092"/>
          <table:table-cell office:value-type="float" office:value="0.6963492"/>
          <table:table-cell office:value-type="float" office:value="0.2539544"/>
          <table:table-cell office:value-type="float" office:value="0.0238941"/>
          <table:table-cell office:value-type="float" office:value="0.6963492"/>
          <table:table-cell office:value-type="float" office:value="0.2539544"/>
          <table:table-cell office:value-type="float" office:value="0.0300941"/>
          <table:table-cell office:value-type="float" office:value="0.6963492"/>
          <table:table-cell office:value-type="float" office:value="0.2539544"/>
          <table:table-cell office:value-type="float" office:value="0.0362941"/>
          <table:table-cell office:value-type="float" office:value="0.6963492"/>
          <table:table-cell office:value-type="float" office:value="0.2539544"/>
          <table:table-cell office:value-type="float" office:value="0.0424941"/>
          <table:table-cell office:value-type="float" office:value="0.6963492"/>
          <table:table-cell office:value-type="float" office:value="0.2539544"/>
          <table:table-cell office:value-type="float" office:value="0.0486941"/>
          <table:table-cell office:value-type="float" office:value="0.6963492"/>
          <table:table-cell office:value-type="float" office:value="0.2539544"/>
          <table:table-cell office:value-type="float" office:value="0.0548941"/>
          <table:table-cell office:value-type="float" office:value="0.6958088"/>
          <table:table-cell office:value-type="float" office:value="0.247778"/>
          <table:table-cell office:value-type="float" office:value="0.0238942"/>
          <table:table-cell office:value-type="float" office:value="0.6958088"/>
          <table:table-cell office:value-type="float" office:value="0.247778"/>
          <table:table-cell office:value-type="float" office:value="0.0300942"/>
          <table:table-cell office:value-type="float" office:value="0.6958088"/>
          <table:table-cell office:value-type="float" office:value="0.247778"/>
          <table:table-cell office:value-type="float" office:value="0.0362942"/>
          <table:table-cell office:value-type="float" office:value="0.6958088"/>
          <table:table-cell office:value-type="float" office:value="0.247778"/>
          <table:table-cell office:value-type="float" office:value="0.0424942"/>
          <table:table-cell office:value-type="float" office:value="0.6958088"/>
          <table:table-cell office:value-type="float" office:value="0.247778"/>
          <table:table-cell office:value-type="float" office:value="0.0486942"/>
          <table:table-cell office:value-type="float" office:value="0.6958088"/>
          <table:table-cell office:value-type="float" office:value="0.247778"/>
          <table:table-cell office:value-type="float" office:value="0.0548942"/>
        </table:table-row>
        <table:table-row>
          <table:table-cell>
            <text:p>z_rot_pl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0"/>
          <table:table-cell>
            <text:p>2025-08-21 13:15:07</text:p>
          </table:table-cell>
          <table:table-cell office:value-type="float" office:value="1e-07"/>
          <table:table-cell office:value-type="float" office:value="0.6960973"/>
          <table:table-cell office:value-type="float" office:value="0.6960974"/>
          <table:table-cell office:value-type="float" office:value="0.2506322"/>
          <table:table-cell office:value-type="float" office:value="0.0442363"/>
          <table:table-cell office:value-type="float" office:value="10"/>
          <table:table-cell office:value-type="float" office:value="4.05079984664917"/>
          <table:table-cell office:value-type="float" office:value="0.24891920387744904"/>
          <table:table-cell office:value-type="float" office:value="3.801880642771721"/>
          <table:table-cell office:value-type="float" office:value="1.0336001440882683"/>
          <table:table-cell office:value-type="float" office:value="1.2799078929084422"/>
          <table:table-cell office:value-type="float" office:value="0.8422744780778885"/>
          <table:table-cell office:value-type="float" office:value="1.224925810098648"/>
          <table:table-cell office:value-type="float" office:value="0.3826513320207595"/>
          <table:table-cell office:value-type="float" office:value="0.2489192"/>
          <table:table-cell office:value-type="float" office:value="0.3045808"/>
          <table:table-cell office:value-type="float" office:value="0.3754124"/>
          <table:table-cell office:value-type="float" office:value="0.66748"/>
          <table:table-cell office:value-type="float" office:value="2.61498"/>
          <table:table-cell office:value-type="float" office:value="0.0057892"/>
          <table:table-cell office:value-type="float" office:value="0.33046"/>
          <table:table-cell office:value-type="float" office:value="0.35342"/>
          <table:table-cell office:value-type="float" office:value="0.34973"/>
          <table:table-cell office:value-type="float" office:value="1.0402192"/>
          <table:table-cell office:value-type="float" office:value="4.0507998"/>
          <table:table-cell office:value-type="float" office:value="0.0033292"/>
          <table:table-cell office:value-type="float" office:value="0.6960972"/>
          <table:table-cell office:value-type="float" office:value="0.254306"/>
          <table:table-cell office:value-type="float" office:value="0.0239048"/>
          <table:table-cell office:value-type="float" office:value="0.6960972"/>
          <table:table-cell office:value-type="float" office:value="0.254306"/>
          <table:table-cell office:value-type="float" office:value="0.0301048"/>
          <table:table-cell office:value-type="float" office:value="0.6960973"/>
          <table:table-cell office:value-type="float" office:value="0.254306"/>
          <table:table-cell office:value-type="float" office:value="0.0363048"/>
          <table:table-cell office:value-type="float" office:value="0.6960973"/>
          <table:table-cell office:value-type="float" office:value="0.2543061"/>
          <table:table-cell office:value-type="float" office:value="0.0425048"/>
          <table:table-cell office:value-type="float" office:value="0.6960974"/>
          <table:table-cell office:value-type="float" office:value="0.2543061"/>
          <table:table-cell office:value-type="float" office:value="0.0487048"/>
          <table:table-cell office:value-type="float" office:value="0.6960974"/>
          <table:table-cell office:value-type="float" office:value="0.2543061"/>
          <table:table-cell office:value-type="float" office:value="0.0549048"/>
          <table:table-cell office:value-type="float" office:value="0.6960972"/>
          <table:table-cell office:value-type="float" office:value="0.248106"/>
          <table:table-cell office:value-type="float" office:value="0.0239048"/>
          <table:table-cell office:value-type="float" office:value="0.6960973"/>
          <table:table-cell office:value-type="float" office:value="0.248106"/>
          <table:table-cell office:value-type="float" office:value="0.0301048"/>
          <table:table-cell office:value-type="float" office:value="0.6960973"/>
          <table:table-cell office:value-type="float" office:value="0.248106"/>
          <table:table-cell office:value-type="float" office:value="0.0363048"/>
          <table:table-cell office:value-type="float" office:value="0.6960974"/>
          <table:table-cell office:value-type="float" office:value="0.2481061"/>
          <table:table-cell office:value-type="float" office:value="0.0425048"/>
          <table:table-cell office:value-type="float" office:value="0.6960974"/>
          <table:table-cell office:value-type="float" office:value="0.2481061"/>
          <table:table-cell office:value-type="float" office:value="0.0487048"/>
          <table:table-cell office:value-type="float" office:value="0.6960974"/>
          <table:table-cell office:value-type="float" office:value="0.2481061"/>
          <table:table-cell office:value-type="float" office:value="0.0549048"/>
        </table:table-row>
        <table:table-row>
          <table:table-cell>
            <text:p>z_rot_minus_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.0"/>
          <table:table-cell>
            <text:p>2025-08-21 13:15:34</text:p>
          </table:table-cell>
          <table:table-cell office:value-type="float" office:value="-0.0007646"/>
          <table:table-cell office:value-type="float" office:value="0.691747"/>
          <table:table-cell office:value-type="float" office:value="0.6909825"/>
          <table:table-cell office:value-type="float" office:value="0.247288"/>
          <table:table-cell office:value-type="float" office:value="0.0393535"/>
          <table:table-cell office:value-type="float" office:value="10"/>
          <table:table-cell office:value-type="float" office:value="0.9741600155830383"/>
          <table:table-cell office:value-type="float" office:value="0.19762000441551208"/>
          <table:table-cell office:value-type="float" office:value="0.7765400111675262"/>
          <table:table-cell office:value-type="float" office:value="0.36788315922021864"/>
          <table:table-cell office:value-type="float" office:value="0.23219021777639923"/>
          <table:table-cell office:value-type="float" office:value="0.27680247724056245"/>
          <table:table-cell office:value-type="float" office:value="0.4589638411998749"/>
          <table:table-cell office:value-type="float" office:value="0.18216136395931243"/>
          <table:table-cell office:value-type="float" office:value="0.2243192"/>
          <table:table-cell office:value-type="float" office:value="0.2373408"/>
          <table:table-cell office:value-type="float" office:value="0.2290424"/>
          <table:table-cell office:value-type="float" office:value="0.19762"/>
          <table:table-cell office:value-type="float" office:value="0.49569"/>
          <table:table-cell office:value-type="float" office:value="0.0033292"/>
          <table:table-cell office:value-type="float" office:value="0.35096"/>
          <table:table-cell office:value-type="float" office:value="0.32636"/>
          <table:table-cell office:value-type="float" office:value="0.2542"/>
          <table:table-cell office:value-type="float" office:value="0.3891392"/>
          <table:table-cell office:value-type="float" office:value="0.97416"/>
          <table:table-cell office:value-type="float" office:value="0.0041492"/>
          <table:table-cell office:value-type="float" office:value="0.6948352"/>
          <table:table-cell office:value-type="float" office:value="0.246951"/>
          <table:table-cell office:value-type="float" office:value="0.0238994"/>
          <table:table-cell office:value-type="float" office:value="0.6948352"/>
          <table:table-cell office:value-type="float" office:value="0.2469509"/>
          <table:table-cell office:value-type="float" office:value="0.0300994"/>
          <table:table-cell office:value-type="float" office:value="0.6948352"/>
          <table:table-cell office:value-type="float" office:value="0.2469509"/>
          <table:table-cell office:value-type="float" office:value="0.0362994"/>
          <table:table-cell office:value-type="float" office:value="0.6948352"/>
          <table:table-cell office:value-type="float" office:value="0.2469509"/>
          <table:table-cell office:value-type="float" office:value="0.0424994"/>
          <table:table-cell office:value-type="float" office:value="0.6948352"/>
          <table:table-cell office:value-type="float" office:value="0.2469509"/>
          <table:table-cell office:value-type="float" office:value="0.0486994"/>
          <table:table-cell office:value-type="float" office:value="0.6948353"/>
          <table:table-cell office:value-type="float" office:value="0.2469509"/>
          <table:table-cell office:value-type="float" office:value="0.0548994"/>
          <table:table-cell office:value-type="float" office:value="0.6886588"/>
          <table:table-cell office:value-type="float" office:value="0.2474913"/>
          <table:table-cell office:value-type="float" office:value="0.0238994"/>
          <table:table-cell office:value-type="float" office:value="0.6886588"/>
          <table:table-cell office:value-type="float" office:value="0.2474913"/>
          <table:table-cell office:value-type="float" office:value="0.0300994"/>
          <table:table-cell office:value-type="float" office:value="0.6886588"/>
          <table:table-cell office:value-type="float" office:value="0.2474913"/>
          <table:table-cell office:value-type="float" office:value="0.0362994"/>
          <table:table-cell office:value-type="float" office:value="0.6886588"/>
          <table:table-cell office:value-type="float" office:value="0.2474913"/>
          <table:table-cell office:value-type="float" office:value="0.0424994"/>
          <table:table-cell office:value-type="float" office:value="0.6886588"/>
          <table:table-cell office:value-type="float" office:value="0.2474913"/>
          <table:table-cell office:value-type="float" office:value="0.0486994"/>
          <table:table-cell office:value-type="float" office:value="0.6886588"/>
          <table:table-cell office:value-type="float" office:value="0.2474913"/>
          <table:table-cell office:value-type="float" office:value="0.0548994"/>
        </table:table-row>
        <table:table-row>
          <table:table-cell>
            <text:p>z_rot_minus_1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0.0"/>
          <table:table-cell>
            <text:p>2025-08-21 13:15:47</text:p>
          </table:table-cell>
          <table:table-cell office:value-type="float" office:value="-0.0009045"/>
          <table:table-cell office:value-type="float" office:value="0.6914006"/>
          <table:table-cell office:value-type="float" office:value="0.6904961"/>
          <table:table-cell office:value-type="float" office:value="0.2474244"/>
          <table:table-cell office:value-type="float" office:value="0.0392194"/>
          <table:table-cell office:value-type="float" office:value="10"/>
          <table:table-cell office:value-type="float" office:value="1.0090099573135376"/>
          <table:table-cell office:value-type="float" office:value="0.18900999426841736"/>
          <table:table-cell office:value-type="float" office:value="0.8199999630451202"/>
          <table:table-cell office:value-type="float" office:value="0.3720241546630859"/>
          <table:table-cell office:value-type="float" office:value="0.24186384216994838"/>
          <table:table-cell office:value-type="float" office:value="0.26179648041725156"/>
          <table:table-cell office:value-type="float" office:value="0.48225182890892027"/>
          <table:table-cell office:value-type="float" office:value="0.2204553484916687"/>
          <table:table-cell office:value-type="float" office:value="0.2177592"/>
          <table:table-cell office:value-type="float" office:value="0.2439008"/>
          <table:table-cell office:value-type="float" office:value="0.2146924"/>
          <table:table-cell office:value-type="float" office:value="0.18901"/>
          <table:table-cell office:value-type="float" office:value="0.44362"/>
          <table:table-cell office:value-type="float" office:value="4.92e-05"/>
          <table:table-cell office:value-type="float" office:value="0.37884"/>
          <table:table-cell office:value-type="float" office:value="0.33661"/>
          <table:table-cell office:value-type="float" office:value="0.25912"/>
          <table:table-cell office:value-type="float" office:value="0.4276792"/>
          <table:table-cell office:value-type="float" office:value="1.00901"/>
          <table:table-cell office:value-type="float" office:value="0.0045592"/>
          <table:table-cell office:value-type="float" office:value="0.6944535"/>
          <table:table-cell office:value-type="float" office:value="0.2467266"/>
          <table:table-cell office:value-type="float" office:value="0.0239059"/>
          <table:table-cell office:value-type="float" office:value="0.6944535"/>
          <table:table-cell office:value-type="float" office:value="0.2467266"/>
          <table:table-cell office:value-type="float" office:value="0.0301059"/>
          <table:table-cell office:value-type="float" office:value="0.6944535"/>
          <table:table-cell office:value-type="float" office:value="0.2467266"/>
          <table:table-cell office:value-type="float" office:value="0.0363059"/>
          <table:table-cell office:value-type="float" office:value="0.6944535"/>
          <table:table-cell office:value-type="float" office:value="0.2467266"/>
          <table:table-cell office:value-type="float" office:value="0.0425059"/>
          <table:table-cell office:value-type="float" office:value="0.6944536"/>
          <table:table-cell office:value-type="float" office:value="0.2467266"/>
          <table:table-cell office:value-type="float" office:value="0.0487059"/>
          <table:table-cell office:value-type="float" office:value="0.6944536"/>
          <table:table-cell office:value-type="float" office:value="0.2467266"/>
          <table:table-cell office:value-type="float" office:value="0.0549059"/>
          <table:table-cell office:value-type="float" office:value="0.6883476"/>
          <table:table-cell office:value-type="float" office:value="0.2478032"/>
          <table:table-cell office:value-type="float" office:value="0.0239059"/>
          <table:table-cell office:value-type="float" office:value="0.6883477"/>
          <table:table-cell office:value-type="float" office:value="0.2478032"/>
          <table:table-cell office:value-type="float" office:value="0.0301059"/>
          <table:table-cell office:value-type="float" office:value="0.6883477"/>
          <table:table-cell office:value-type="float" office:value="0.2478032"/>
          <table:table-cell office:value-type="float" office:value="0.0363059"/>
          <table:table-cell office:value-type="float" office:value="0.6883477"/>
          <table:table-cell office:value-type="float" office:value="0.2478032"/>
          <table:table-cell office:value-type="float" office:value="0.0425059"/>
          <table:table-cell office:value-type="float" office:value="0.6883477"/>
          <table:table-cell office:value-type="float" office:value="0.2478032"/>
          <table:table-cell office:value-type="float" office:value="0.0487059"/>
          <table:table-cell office:value-type="float" office:value="0.6883478"/>
          <table:table-cell office:value-type="float" office:value="0.2478032"/>
          <table:table-cell office:value-type="float" office:value="0.0549059"/>
        </table:table-row>
        <table:table-row>
          <table:table-cell>
            <text:p>z_rot_minus_1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15.0"/>
          <table:table-cell>
            <text:p>2025-08-21 13:15:59</text:p>
          </table:table-cell>
          <table:table-cell office:value-type="float" office:value="-0.0010005"/>
          <table:table-cell office:value-type="float" office:value="0.6910581"/>
          <table:table-cell office:value-type="float" office:value="0.6900576"/>
          <table:table-cell office:value-type="float" office:value="0.2476093"/>
          <table:table-cell office:value-type="float" office:value="0.0390039"/>
          <table:table-cell office:value-type="float" office:value="10"/>
          <table:table-cell office:value-type="float" office:value="1.0475499629974365"/>
          <table:table-cell office:value-type="float" office:value="0.17260999977588654"/>
          <table:table-cell office:value-type="float" office:value="0.87493996322155"/>
          <table:table-cell office:value-type="float" office:value="0.37505815625190736"/>
          <table:table-cell office:value-type="float" office:value="0.25373208208644"/>
          <table:table-cell office:value-type="float" office:value="0.24974247813224792"/>
          <table:table-cell office:value-type="float" office:value="0.5003738343715668"/>
          <table:table-cell office:value-type="float" office:value="0.25063135623931887"/>
          <table:table-cell office:value-type="float" office:value="0.2349792"/>
          <table:table-cell office:value-type="float" office:value="0.2410308"/>
          <table:table-cell office:value-type="float" office:value="0.2056724"/>
          <table:table-cell office:value-type="float" office:value="0.17261"/>
          <table:table-cell office:value-type="float" office:value="0.39442"/>
          <table:table-cell office:value-type="float" office:value="-0.0003608"/>
          <table:table-cell office:value-type="float" office:value="0.40344"/>
          <table:table-cell office:value-type="float" office:value="0.34727"/>
          <table:table-cell office:value-type="float" office:value="0.25994"/>
          <table:table-cell office:value-type="float" office:value="0.4436692"/>
          <table:table-cell office:value-type="float" office:value="1.04755"/>
          <table:table-cell office:value-type="float" office:value="0.0037392"/>
          <table:table-cell office:value-type="float" office:value="0.6940525"/>
          <table:table-cell office:value-type="float" office:value="0.2465389"/>
          <table:table-cell office:value-type="float" office:value="0.0239009"/>
          <table:table-cell office:value-type="float" office:value="0.6940525"/>
          <table:table-cell office:value-type="float" office:value="0.2465389"/>
          <table:table-cell office:value-type="float" office:value="0.0301009"/>
          <table:table-cell office:value-type="float" office:value="0.6940525"/>
          <table:table-cell office:value-type="float" office:value="0.2465388"/>
          <table:table-cell office:value-type="float" office:value="0.0363009"/>
          <table:table-cell office:value-type="float" office:value="0.6940525"/>
          <table:table-cell office:value-type="float" office:value="0.2465388"/>
          <table:table-cell office:value-type="float" office:value="0.0425009"/>
          <table:table-cell office:value-type="float" office:value="0.6940525"/>
          <table:table-cell office:value-type="float" office:value="0.2465388"/>
          <table:table-cell office:value-type="float" office:value="0.0487009"/>
          <table:table-cell office:value-type="float" office:value="0.6940525"/>
          <table:table-cell office:value-type="float" office:value="0.2465388"/>
          <table:table-cell office:value-type="float" office:value="0.0549009"/>
          <table:table-cell office:value-type="float" office:value="0.6880637"/>
          <table:table-cell office:value-type="float" office:value="0.2481435"/>
          <table:table-cell office:value-type="float" office:value="0.0239009"/>
          <table:table-cell office:value-type="float" office:value="0.6880637"/>
          <table:table-cell office:value-type="float" office:value="0.2481435"/>
          <table:table-cell office:value-type="float" office:value="0.0301009"/>
          <table:table-cell office:value-type="float" office:value="0.6880637"/>
          <table:table-cell office:value-type="float" office:value="0.2481435"/>
          <table:table-cell office:value-type="float" office:value="0.0363009"/>
          <table:table-cell office:value-type="float" office:value="0.6880638"/>
          <table:table-cell office:value-type="float" office:value="0.2481435"/>
          <table:table-cell office:value-type="float" office:value="0.0425009"/>
          <table:table-cell office:value-type="float" office:value="0.6880638"/>
          <table:table-cell office:value-type="float" office:value="0.2481435"/>
          <table:table-cell office:value-type="float" office:value="0.0487009"/>
          <table:table-cell office:value-type="float" office:value="0.6880638"/>
          <table:table-cell office:value-type="float" office:value="0.2481435"/>
          <table:table-cell office:value-type="float" office:value="0.0549009"/>
        </table:table-row>
        <table:table-row>
          <table:table-cell>
            <text:p>z_rot_minus_2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0.0"/>
          <table:table-cell>
            <text:p>2025-08-21 13:16:12</text:p>
          </table:table-cell>
          <table:table-cell office:value-type="float" office:value="-0.0010512"/>
          <table:table-cell office:value-type="float" office:value="0.6907226"/>
          <table:table-cell office:value-type="float" office:value="0.6896714"/>
          <table:table-cell office:value-type="float" office:value="0.2478267"/>
          <table:table-cell office:value-type="float" office:value="0.0388243"/>
          <table:table-cell office:value-type="float" office:value="10"/>
          <table:table-cell office:value-type="float" office:value="1.0840400457382202"/>
          <table:table-cell office:value-type="float" office:value="0.16277000308036804"/>
          <table:table-cell office:value-type="float" office:value="0.9212700426578522"/>
          <table:table-cell office:value-type="float" office:value="0.37702616304159164"/>
          <table:table-cell office:value-type="float" office:value="0.26578069423264433"/>
          <table:table-cell office:value-type="float" office:value="0.24096847474575042"/>
          <table:table-cell office:value-type="float" office:value="0.5130838513374328"/>
          <table:table-cell office:value-type="float" office:value="0.2721153765916824"/>
          <table:table-cell office:value-type="float" office:value="0.2513792"/>
          <table:table-cell office:value-type="float" office:value="0.2365208"/>
          <table:table-cell office:value-type="float" office:value="0.2019824"/>
          <table:table-cell office:value-type="float" office:value="0.16277"/>
          <table:table-cell office:value-type="float" office:value="0.35219"/>
          <table:table-cell office:value-type="float" office:value="-0.0011808"/>
          <table:table-cell office:value-type="float" office:value="0.42558"/>
          <table:table-cell office:value-type="float" office:value="0.35793"/>
          <table:table-cell office:value-type="float" office:value="0.25174"/>
          <table:table-cell office:value-type="float" office:value="0.4461292"/>
          <table:table-cell office:value-type="float" office:value="1.08404"/>
          <table:table-cell office:value-type="float" office:value="0.0045592"/>
          <table:table-cell office:value-type="float" office:value="0.6936357"/>
          <table:table-cell office:value-type="float" office:value="0.2463838"/>
          <table:table-cell office:value-type="float" office:value="0.0239033"/>
          <table:table-cell office:value-type="float" office:value="0.6936357"/>
          <table:table-cell office:value-type="float" office:value="0.2463838"/>
          <table:table-cell office:value-type="float" office:value="0.0301033"/>
          <table:table-cell office:value-type="float" office:value="0.6936357"/>
          <table:table-cell office:value-type="float" office:value="0.2463838"/>
          <table:table-cell office:value-type="float" office:value="0.0363033"/>
          <table:table-cell office:value-type="float" office:value="0.6936357"/>
          <table:table-cell office:value-type="float" office:value="0.2463838"/>
          <table:table-cell office:value-type="float" office:value="0.0425033"/>
          <table:table-cell office:value-type="float" office:value="0.6936357"/>
          <table:table-cell office:value-type="float" office:value="0.2463839"/>
          <table:table-cell office:value-type="float" office:value="0.0487033"/>
          <table:table-cell office:value-type="float" office:value="0.6936357"/>
          <table:table-cell office:value-type="float" office:value="0.2463839"/>
          <table:table-cell office:value-type="float" office:value="0.0549033"/>
          <table:table-cell office:value-type="float" office:value="0.6878096"/>
          <table:table-cell office:value-type="float" office:value="0.2485043"/>
          <table:table-cell office:value-type="float" office:value="0.0239033"/>
          <table:table-cell office:value-type="float" office:value="0.6878096"/>
          <table:table-cell office:value-type="float" office:value="0.2485043"/>
          <table:table-cell office:value-type="float" office:value="0.0301033"/>
          <table:table-cell office:value-type="float" office:value="0.6878096"/>
          <table:table-cell office:value-type="float" office:value="0.2485044"/>
          <table:table-cell office:value-type="float" office:value="0.0363033"/>
          <table:table-cell office:value-type="float" office:value="0.6878096"/>
          <table:table-cell office:value-type="float" office:value="0.2485044"/>
          <table:table-cell office:value-type="float" office:value="0.0425033"/>
          <table:table-cell office:value-type="float" office:value="0.6878096"/>
          <table:table-cell office:value-type="float" office:value="0.2485044"/>
          <table:table-cell office:value-type="float" office:value="0.0487033"/>
          <table:table-cell office:value-type="float" office:value="0.6878096"/>
          <table:table-cell office:value-type="float" office:value="0.2485044"/>
          <table:table-cell office:value-type="float" office:value="0.0549033"/>
        </table:table-row>
        <table:table-row>
          <table:table-cell>
            <text:p>z_rot_minus_2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25.0"/>
          <table:table-cell>
            <text:p>2025-08-21 13:16:25</text:p>
          </table:table-cell>
          <table:table-cell office:value-type="float" office:value="-0.0011528"/>
          <table:table-cell office:value-type="float" office:value="0.6904095"/>
          <table:table-cell office:value-type="float" office:value="0.6892567"/>
          <table:table-cell office:value-type="float" office:value="0.2481181"/>
          <table:table-cell office:value-type="float" office:value="0.0386876"/>
          <table:table-cell office:value-type="float" office:value="10"/>
          <table:table-cell office:value-type="float" office:value="1.1000299453735352"/>
          <table:table-cell office:value-type="float" office:value="0.1480100005865097"/>
          <table:table-cell office:value-type="float" office:value="0.9520199447870255"/>
          <table:table-cell office:value-type="float" office:value="0.3752631559967995"/>
          <table:table-cell office:value-type="float" office:value="0.27604781946688967"/>
          <table:table-cell office:value-type="float" office:value="0.22128848135471343"/>
          <table:table-cell office:value-type="float" office:value="0.5292378306388855"/>
          <table:table-cell office:value-type="float" office:value="0.30794934928417206"/>
          <table:table-cell office:value-type="float" office:value="0.2407192"/>
          <table:table-cell office:value-type="float" office:value="0.2311908"/>
          <table:table-cell office:value-type="float" office:value="0.1933724"/>
          <table:table-cell office:value-type="float" office:value="0.14801"/>
          <table:table-cell office:value-type="float" office:value="0.29315"/>
          <table:table-cell office:value-type="float" office:value="-0.0007708"/>
          <table:table-cell office:value-type="float" office:value="0.44485"/>
          <table:table-cell office:value-type="float" office:value="0.36859"/>
          <table:table-cell office:value-type="float" office:value="0.2542"/>
          <table:table-cell office:value-type="float" office:value="0.4785192"/>
          <table:table-cell office:value-type="float" office:value="1.1000299"/>
          <table:table-cell office:value-type="float" office:value="0.0045592"/>
          <table:table-cell office:value-type="float" office:value="0.6932191"/>
          <table:table-cell office:value-type="float" office:value="0.2462703"/>
          <table:table-cell office:value-type="float" office:value="0.0239053"/>
          <table:table-cell office:value-type="float" office:value="0.6932191"/>
          <table:table-cell office:value-type="float" office:value="0.2462703"/>
          <table:table-cell office:value-type="float" office:value="0.0301053"/>
          <table:table-cell office:value-type="float" office:value="0.693219"/>
          <table:table-cell office:value-type="float" office:value="0.2462704"/>
          <table:table-cell office:value-type="float" office:value="0.0363053"/>
          <table:table-cell office:value-type="float" office:value="0.693219"/>
          <table:table-cell office:value-type="float" office:value="0.2462704"/>
          <table:table-cell office:value-type="float" office:value="0.0425053"/>
          <table:table-cell office:value-type="float" office:value="0.6932189"/>
          <table:table-cell office:value-type="float" office:value="0.2462705"/>
          <table:table-cell office:value-type="float" office:value="0.0487053"/>
          <table:table-cell office:value-type="float" office:value="0.6932189"/>
          <table:table-cell office:value-type="float" office:value="0.2462705"/>
          <table:table-cell office:value-type="float" office:value="0.0549053"/>
          <table:table-cell office:value-type="float" office:value="0.6876001"/>
          <table:table-cell office:value-type="float" office:value="0.2488905"/>
          <table:table-cell office:value-type="float" office:value="0.0239052"/>
          <table:table-cell office:value-type="float" office:value="0.6876"/>
          <table:table-cell office:value-type="float" office:value="0.2488906"/>
          <table:table-cell office:value-type="float" office:value="0.0301052"/>
          <table:table-cell office:value-type="float" office:value="0.6875999"/>
          <table:table-cell office:value-type="float" office:value="0.2488906"/>
          <table:table-cell office:value-type="float" office:value="0.0363052"/>
          <table:table-cell office:value-type="float" office:value="0.6875999"/>
          <table:table-cell office:value-type="float" office:value="0.2488907"/>
          <table:table-cell office:value-type="float" office:value="0.0425052"/>
          <table:table-cell office:value-type="float" office:value="0.6875998"/>
          <table:table-cell office:value-type="float" office:value="0.2488907"/>
          <table:table-cell office:value-type="float" office:value="0.0487052"/>
          <table:table-cell office:value-type="float" office:value="0.6875998"/>
          <table:table-cell office:value-type="float" office:value="0.2488908"/>
          <table:table-cell office:value-type="float" office:value="0.0549052"/>
        </table:table-row>
        <table:table-row>
          <table:table-cell>
            <text:p>z_rot_minus_3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0.0"/>
          <table:table-cell>
            <text:p>2025-08-21 13:16:37</text:p>
          </table:table-cell>
          <table:table-cell office:value-type="float" office:value="-0.0013474"/>
          <table:table-cell office:value-type="float" office:value="0.6901002"/>
          <table:table-cell office:value-type="float" office:value="0.6887527"/>
          <table:table-cell office:value-type="float" office:value="0.2485176"/>
          <table:table-cell office:value-type="float" office:value="0.0387465"/>
          <table:table-cell office:value-type="float" office:value="10"/>
          <table:table-cell office:value-type="float" office:value="1.1668599843978882"/>
          <table:table-cell office:value-type="float" office:value="0.123819999396801"/>
          <table:table-cell office:value-type="float" office:value="1.0430399850010872"/>
          <table:table-cell office:value-type="float" office:value="0.3703431569039822"/>
          <table:table-cell office:value-type="float" office:value="0.3083844464325445"/>
          <table:table-cell office:value-type="float" office:value="0.1844704791903496"/>
          <table:table-cell office:value-type="float" office:value="0.5562158346176147"/>
          <table:table-cell office:value-type="float" office:value="0.3717453554272651"/>
          <table:table-cell office:value-type="float" office:value="0.2136592"/>
          <table:table-cell office:value-type="float" office:value="0.2074108"/>
          <table:table-cell office:value-type="float" office:value="0.1720524"/>
          <table:table-cell office:value-type="float" office:value="0.12382"/>
          <table:table-cell office:value-type="float" office:value="0.20541"/>
          <table:table-cell office:value-type="float" office:value="-0.0011808"/>
          <table:table-cell office:value-type="float" office:value="0.46002"/>
          <table:table-cell office:value-type="float" office:value="0.37351"/>
          <table:table-cell office:value-type="float" office:value="0.25953"/>
          <table:table-cell office:value-type="float" office:value="0.5211592"/>
          <table:table-cell office:value-type="float" office:value="1.16686"/>
          <table:table-cell office:value-type="float" office:value="0.0041492"/>
          <table:table-cell office:value-type="float" office:value="0.6927849"/>
          <table:table-cell office:value-type="float" office:value="0.2461898"/>
          <table:table-cell office:value-type="float" office:value="0.0239002"/>
          <table:table-cell office:value-type="float" office:value="0.6927848"/>
          <table:table-cell office:value-type="float" office:value="0.2461897"/>
          <table:table-cell office:value-type="float" office:value="0.0301002"/>
          <table:table-cell office:value-type="float" office:value="0.6927848"/>
          <table:table-cell office:value-type="float" office:value="0.2461897"/>
          <table:table-cell office:value-type="float" office:value="0.0363002"/>
          <table:table-cell office:value-type="float" office:value="0.6927848"/>
          <table:table-cell office:value-type="float" office:value="0.2461896"/>
          <table:table-cell office:value-type="float" office:value="0.0425002"/>
          <table:table-cell office:value-type="float" office:value="0.6927847"/>
          <table:table-cell office:value-type="float" office:value="0.2461896"/>
          <table:table-cell office:value-type="float" office:value="0.0487002"/>
          <table:table-cell office:value-type="float" office:value="0.6927847"/>
          <table:table-cell office:value-type="float" office:value="0.2461895"/>
          <table:table-cell office:value-type="float" office:value="0.0549002"/>
          <table:table-cell office:value-type="float" office:value="0.6874156"/>
          <table:table-cell office:value-type="float" office:value="0.2492898"/>
          <table:table-cell office:value-type="float" office:value="0.0239002"/>
          <table:table-cell office:value-type="float" office:value="0.6874155"/>
          <table:table-cell office:value-type="float" office:value="0.2492898"/>
          <table:table-cell office:value-type="float" office:value="0.0301002"/>
          <table:table-cell office:value-type="float" office:value="0.6874155"/>
          <table:table-cell office:value-type="float" office:value="0.2492897"/>
          <table:table-cell office:value-type="float" office:value="0.0363002"/>
          <table:table-cell office:value-type="float" office:value="0.6874155"/>
          <table:table-cell office:value-type="float" office:value="0.2492897"/>
          <table:table-cell office:value-type="float" office:value="0.0425002"/>
          <table:table-cell office:value-type="float" office:value="0.6874154"/>
          <table:table-cell office:value-type="float" office:value="0.2492896"/>
          <table:table-cell office:value-type="float" office:value="0.0487002"/>
          <table:table-cell office:value-type="float" office:value="0.6874154"/>
          <table:table-cell office:value-type="float" office:value="0.2492896"/>
          <table:table-cell office:value-type="float" office:value="0.0549002"/>
        </table:table-row>
        <table:table-row>
          <table:table-cell>
            <text:p>z_rot_minus_3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35.0"/>
          <table:table-cell>
            <text:p>2025-08-21 13:16:50</text:p>
          </table:table-cell>
          <table:table-cell office:value-type="float" office:value="-0.0014872"/>
          <table:table-cell office:value-type="float" office:value="0.6898074"/>
          <table:table-cell office:value-type="float" office:value="0.6883202"/>
          <table:table-cell office:value-type="float" office:value="0.2489695"/>
          <table:table-cell office:value-type="float" office:value="0.0390453"/>
          <table:table-cell office:value-type="float" office:value="10"/>
          <table:table-cell office:value-type="float" office:value="1.2222100496292114"/>
          <table:table-cell office:value-type="float" office:value="0.100040003657341"/>
          <table:table-cell office:value-type="float" office:value="1.1221700459718704"/>
          <table:table-cell office:value-type="float" office:value="0.35714116245508193"/>
          <table:table-cell office:value-type="float" office:value="0.3374707176738842"/>
          <table:table-cell office:value-type="float" office:value="0.14798047840595246"/>
          <table:table-cell office:value-type="float" office:value="0.5663018465042114"/>
          <table:table-cell office:value-type="float" office:value="0.418321368098259"/>
          <table:table-cell office:value-type="float" office:value="0.1820892"/>
          <table:table-cell office:value-type="float" office:value="0.1770708"/>
          <table:table-cell office:value-type="float" office:value="0.1478624"/>
          <table:table-cell office:value-type="float" office:value="0.10004"/>
          <table:table-cell office:value-type="float" office:value="0.13284"/>
          <table:table-cell office:value-type="float" office:value="-0.0007708"/>
          <table:table-cell office:value-type="float" office:value="0.43501"/>
          <table:table-cell office:value-type="float" office:value="0.36859"/>
          <table:table-cell office:value-type="float" office:value="0.25625"/>
          <table:table-cell office:value-type="float" office:value="0.5494492"/>
          <table:table-cell office:value-type="float" office:value="1.22221"/>
          <table:table-cell office:value-type="float" office:value="0.0041492"/>
          <table:table-cell office:value-type="float" office:value="0.6923468"/>
          <table:table-cell office:value-type="float" office:value="0.2461501"/>
          <table:table-cell office:value-type="float" office:value="0.0239028"/>
          <table:table-cell office:value-type="float" office:value="0.6923468"/>
          <table:table-cell office:value-type="float" office:value="0.2461501"/>
          <table:table-cell office:value-type="float" office:value="0.0301028"/>
          <table:table-cell office:value-type="float" office:value="0.6923468"/>
          <table:table-cell office:value-type="float" office:value="0.2461501"/>
          <table:table-cell office:value-type="float" office:value="0.0363028"/>
          <table:table-cell office:value-type="float" office:value="0.6923468"/>
          <table:table-cell office:value-type="float" office:value="0.2461501"/>
          <table:table-cell office:value-type="float" office:value="0.0425028"/>
          <table:table-cell office:value-type="float" office:value="0.6923468"/>
          <table:table-cell office:value-type="float" office:value="0.2461501"/>
          <table:table-cell office:value-type="float" office:value="0.0487028"/>
          <table:table-cell office:value-type="float" office:value="0.6923468"/>
          <table:table-cell office:value-type="float" office:value="0.2461502"/>
          <table:table-cell office:value-type="float" office:value="0.0549028"/>
          <table:table-cell office:value-type="float" office:value="0.687268"/>
          <table:table-cell office:value-type="float" office:value="0.2497062"/>
          <table:table-cell office:value-type="float" office:value="0.0239028"/>
          <table:table-cell office:value-type="float" office:value="0.687268"/>
          <table:table-cell office:value-type="float" office:value="0.2497063"/>
          <table:table-cell office:value-type="float" office:value="0.0301028"/>
          <table:table-cell office:value-type="float" office:value="0.687268"/>
          <table:table-cell office:value-type="float" office:value="0.2497063"/>
          <table:table-cell office:value-type="float" office:value="0.0363028"/>
          <table:table-cell office:value-type="float" office:value="0.687268"/>
          <table:table-cell office:value-type="float" office:value="0.2497063"/>
          <table:table-cell office:value-type="float" office:value="0.0425028"/>
          <table:table-cell office:value-type="float" office:value="0.687268"/>
          <table:table-cell office:value-type="float" office:value="0.2497063"/>
          <table:table-cell office:value-type="float" office:value="0.0487028"/>
          <table:table-cell office:value-type="float" office:value="0.687268"/>
          <table:table-cell office:value-type="float" office:value="0.2497064"/>
          <table:table-cell office:value-type="float" office:value="0.0549028"/>
        </table:table-row>
        <table:table-row>
          <table:table-cell>
            <text:p>z_rot_minus_4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0.0"/>
          <table:table-cell>
            <text:p>2025-08-21 13:17:03</text:p>
          </table:table-cell>
          <table:table-cell office:value-type="float" office:value="-0.0015592"/>
          <table:table-cell office:value-type="float" office:value="0.6895279"/>
          <table:table-cell office:value-type="float" office:value="0.6879687"/>
          <table:table-cell office:value-type="float" office:value="0.2494484"/>
          <table:table-cell office:value-type="float" office:value="0.0389544"/>
          <table:table-cell office:value-type="float" office:value="9"/>
          <table:table-cell office:value-type="float" office:value="1.2226200103759766"/>
          <table:table-cell office:value-type="float" office:value="0.09307000041007996"/>
          <table:table-cell office:value-type="float" office:value="1.1295500099658966"/>
          <table:table-cell office:value-type="float" office:value="0.35185216143727305"/>
          <table:table-cell office:value-type="float" office:value="0.342271003856471"/>
          <table:table-cell office:value-type="float" office:value="0.13625447899103166"/>
          <table:table-cell office:value-type="float" office:value="0.5674498438835144"/>
          <table:table-cell office:value-type="float" office:value="0.4311953648924827"/>
          <table:table-cell office:value-type="float" office:value="0.1738892"/>
          <table:table-cell office:value-type="float" office:value="0.1668208"/>
          <table:table-cell office:value-type="float" office:value="0.1417124"/>
          <table:table-cell office:value-type="float" office:value="0.09307"/>
          <table:table-cell office:value-type="float" office:value="0.10578"/>
          <table:table-cell office:value-type="float" office:value="-0.0011808"/>
          <table:table-cell office:value-type="float" office:value="0.4346"/>
          <table:table-cell office:value-type="float" office:value="0.3649"/>
          <table:table-cell office:value-type="float" office:value="0.25707"/>
          <table:table-cell office:value-type="float" office:value="0.5580592"/>
          <table:table-cell office:value-type="float" office:value="1.22262"/>
          <table:table-cell office:value-type="float" office:value="0.0049692"/>
          <table:table-cell office:value-type="float" office:value="0.6919027"/>
          <table:table-cell office:value-type="float" office:value="0.2461471"/>
          <table:table-cell office:value-type="float" office:value="0.0239008"/>
          <table:table-cell office:value-type="float" office:value="0.6919026"/>
          <table:table-cell office:value-type="float" office:value="0.2461472"/>
          <table:table-cell office:value-type="float" office:value="0.0301008"/>
          <table:table-cell office:value-type="float" office:value="0.6919026"/>
          <table:table-cell office:value-type="float" office:value="0.2461473"/>
          <table:table-cell office:value-type="float" office:value="0.0363008"/>
          <table:table-cell office:value-type="float" office:value="0.6919025"/>
          <table:table-cell office:value-type="float" office:value="0.2461474"/>
          <table:table-cell office:value-type="float" office:value="0.0425008"/>
          <table:table-cell office:value-type="float" office:value="0.6919024"/>
          <table:table-cell office:value-type="float" office:value="0.2461475"/>
          <table:table-cell office:value-type="float" office:value="0.0487008"/>
          <table:table-cell office:value-type="float" office:value="0.6919023"/>
          <table:table-cell office:value-type="float" office:value="0.2461476"/>
          <table:table-cell office:value-type="float" office:value="0.0549008"/>
          <table:table-cell office:value-type="float" office:value="0.6871534"/>
          <table:table-cell office:value-type="float" office:value="0.2501325"/>
          <table:table-cell office:value-type="float" office:value="0.0239007"/>
          <table:table-cell office:value-type="float" office:value="0.6871533"/>
          <table:table-cell office:value-type="float" office:value="0.2501326"/>
          <table:table-cell office:value-type="float" office:value="0.0301007"/>
          <table:table-cell office:value-type="float" office:value="0.6871532"/>
          <table:table-cell office:value-type="float" office:value="0.2501327"/>
          <table:table-cell office:value-type="float" office:value="0.0363007"/>
          <table:table-cell office:value-type="float" office:value="0.6871532"/>
          <table:table-cell office:value-type="float" office:value="0.2501328"/>
          <table:table-cell office:value-type="float" office:value="0.0425007"/>
          <table:table-cell office:value-type="float" office:value="0.6871531"/>
          <table:table-cell office:value-type="float" office:value="0.2501329"/>
          <table:table-cell office:value-type="float" office:value="0.0487007"/>
          <table:table-cell office:value-type="float" office:value="0.687153"/>
          <table:table-cell office:value-type="float" office:value="0.250133"/>
          <table:table-cell office:value-type="float" office:value="0.0549007"/>
        </table:table-row>
        <table:table-row>
          <table:table-cell>
            <text:p>z_rot_minus_4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45.0"/>
          <table:table-cell>
            <text:p>2025-08-21 13:17:16</text:p>
          </table:table-cell>
          <table:table-cell office:value-type="float" office:value="-0.0006189"/>
          <table:table-cell office:value-type="float" office:value="0.6892726"/>
          <table:table-cell office:value-type="float" office:value="0.6886538"/>
          <table:table-cell office:value-type="float" office:value="0.2490002"/>
          <table:table-cell office:value-type="float" office:value="0.0385575"/>
          <table:table-cell office:value-type="float" office:value="10"/>
          <table:table-cell office:value-type="float" office:value="1.0016299486160278"/>
          <table:table-cell office:value-type="float" office:value="0.2858192026615143"/>
          <table:table-cell office:value-type="float" office:value="0.7158107459545135"/>
          <table:table-cell office:value-type="float" office:value="0.5182301461696625"/>
          <table:table-cell office:value-type="float" office:value="0.23325845485561475"/>
          <table:table-cell office:value-type="float" office:value="0.3719224750995636"/>
          <table:table-cell office:value-type="float" office:value="0.6645378172397614"/>
          <table:table-cell office:value-type="float" office:value="0.29261534214019774"/>
          <table:table-cell office:value-type="float" office:value="0.2858192"/>
          <table:table-cell office:value-type="float" office:value="0.2951508"/>
          <table:table-cell office:value-type="float" office:value="0.2958724"/>
          <table:table-cell office:value-type="float" office:value="0.38745"/>
          <table:table-cell office:value-type="float" office:value="0.59532"/>
          <table:table-cell office:value-type="float" office:value="-0.0007708"/>
          <table:table-cell office:value-type="float" office:value="0.52193"/>
          <table:table-cell office:value-type="float" office:value="0.5699"/>
          <table:table-cell office:value-type="float" office:value="0.44362"/>
          <table:table-cell office:value-type="float" office:value="0.7856092"/>
          <table:table-cell office:value-type="float" office:value="1.0016299"/>
          <table:table-cell office:value-type="float" office:value="0.0045592"/>
          <table:table-cell office:value-type="float" office:value="0.6914647"/>
          <table:table-cell office:value-type="float" office:value="0.2461893"/>
          <table:table-cell office:value-type="float" office:value="0.0239007"/>
          <table:table-cell office:value-type="float" office:value="0.6914647"/>
          <table:table-cell office:value-type="float" office:value="0.2461893"/>
          <table:table-cell office:value-type="float" office:value="0.0301007"/>
          <table:table-cell office:value-type="float" office:value="0.6914647"/>
          <table:table-cell office:value-type="float" office:value="0.2461893"/>
          <table:table-cell office:value-type="float" office:value="0.0363007"/>
          <table:table-cell office:value-type="float" office:value="0.6914647"/>
          <table:table-cell office:value-type="float" office:value="0.2461893"/>
          <table:table-cell office:value-type="float" office:value="0.0425007"/>
          <table:table-cell office:value-type="float" office:value="0.6914646"/>
          <table:table-cell office:value-type="float" office:value="0.2461893"/>
          <table:table-cell office:value-type="float" office:value="0.0487007"/>
          <table:table-cell office:value-type="float" office:value="0.6914646"/>
          <table:table-cell office:value-type="float" office:value="0.2461893"/>
          <table:table-cell office:value-type="float" office:value="0.0549007"/>
          <table:table-cell office:value-type="float" office:value="0.6870806"/>
          <table:table-cell office:value-type="float" office:value="0.2505734"/>
          <table:table-cell office:value-type="float" office:value="0.0239006"/>
          <table:table-cell office:value-type="float" office:value="0.6870806"/>
          <table:table-cell office:value-type="float" office:value="0.2505734"/>
          <table:table-cell office:value-type="float" office:value="0.0301006"/>
          <table:table-cell office:value-type="float" office:value="0.6870806"/>
          <table:table-cell office:value-type="float" office:value="0.2505734"/>
          <table:table-cell office:value-type="float" office:value="0.0363006"/>
          <table:table-cell office:value-type="float" office:value="0.6870806"/>
          <table:table-cell office:value-type="float" office:value="0.2505734"/>
          <table:table-cell office:value-type="float" office:value="0.0425006"/>
          <table:table-cell office:value-type="float" office:value="0.6870806"/>
          <table:table-cell office:value-type="float" office:value="0.2505734"/>
          <table:table-cell office:value-type="float" office:value="0.0487006"/>
          <table:table-cell office:value-type="float" office:value="0.6870806"/>
          <table:table-cell office:value-type="float" office:value="0.2505734"/>
          <table:table-cell office:value-type="float" office:value="0.0549006"/>
        </table:table-row>
        <table:table-row>
          <table:table-cell>
            <text:p>z_rot_minus_5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0.0"/>
          <table:table-cell>
            <text:p>2025-08-21 13:17:28</text:p>
          </table:table-cell>
          <table:table-cell office:value-type="float" office:value="-0.0004081"/>
          <table:table-cell office:value-type="float" office:value="0.6890326"/>
          <table:table-cell office:value-type="float" office:value="0.6886246"/>
          <table:table-cell office:value-type="float" office:value="0.2491203"/>
          <table:table-cell office:value-type="float" office:value="0.0387799"/>
          <table:table-cell office:value-type="float" office:value="10"/>
          <table:table-cell office:value-type="float" office:value="1.0602600574493408"/>
          <table:table-cell office:value-type="float" office:value="0.3223091959953308"/>
          <table:table-cell office:value-type="float" office:value="0.73795086145401"/>
          <table:table-cell office:value-type="float" office:value="0.5246261626482009"/>
          <table:table-cell office:value-type="float" office:value="0.2271070529527725"/>
          <table:table-cell office:value-type="float" office:value="0.41718647480010984"/>
          <table:table-cell office:value-type="float" office:value="0.6320658504962922"/>
          <table:table-cell office:value-type="float" office:value="0.21487937569618232"/>
          <table:table-cell office:value-type="float" office:value="0.3223092"/>
          <table:table-cell office:value-type="float" office:value="0.3443508"/>
          <table:table-cell office:value-type="float" office:value="0.3516324"/>
          <table:table-cell office:value-type="float" office:value="0.43993"/>
          <table:table-cell office:value-type="float" office:value="0.62771"/>
          <table:table-cell office:value-type="float" office:value="4.92e-05"/>
          <table:table-cell office:value-type="float" office:value="0.46658"/>
          <table:table-cell office:value-type="float" office:value="0.51455"/>
          <table:table-cell office:value-type="float" office:value="0.40098"/>
          <table:table-cell office:value-type="float" office:value="0.7179592"/>
          <table:table-cell office:value-type="float" office:value="1.0602601"/>
          <table:table-cell office:value-type="float" office:value="0.0049692"/>
          <table:table-cell office:value-type="float" office:value="0.6910253"/>
          <table:table-cell office:value-type="float" office:value="0.2462592"/>
          <table:table-cell office:value-type="float" office:value="0.0239015"/>
          <table:table-cell office:value-type="float" office:value="0.6910253"/>
          <table:table-cell office:value-type="float" office:value="0.2462592"/>
          <table:table-cell office:value-type="float" office:value="0.0301015"/>
          <table:table-cell office:value-type="float" office:value="0.6910253"/>
          <table:table-cell office:value-type="float" office:value="0.2462592"/>
          <table:table-cell office:value-type="float" office:value="0.0363015"/>
          <table:table-cell office:value-type="float" office:value="0.6910253"/>
          <table:table-cell office:value-type="float" office:value="0.2462592"/>
          <table:table-cell office:value-type="float" office:value="0.0425015"/>
          <table:table-cell office:value-type="float" office:value="0.6910253"/>
          <table:table-cell office:value-type="float" office:value="0.2462592"/>
          <table:table-cell office:value-type="float" office:value="0.0487015"/>
          <table:table-cell office:value-type="float" office:value="0.6910253"/>
          <table:table-cell office:value-type="float" office:value="0.2462592"/>
          <table:table-cell office:value-type="float" office:value="0.0549015"/>
          <table:table-cell office:value-type="float" office:value="0.68704"/>
          <table:table-cell office:value-type="float" office:value="0.2510087"/>
          <table:table-cell office:value-type="float" office:value="0.0239015"/>
          <table:table-cell office:value-type="float" office:value="0.68704"/>
          <table:table-cell office:value-type="float" office:value="0.2510087"/>
          <table:table-cell office:value-type="float" office:value="0.0301015"/>
          <table:table-cell office:value-type="float" office:value="0.68704"/>
          <table:table-cell office:value-type="float" office:value="0.2510087"/>
          <table:table-cell office:value-type="float" office:value="0.0363015"/>
          <table:table-cell office:value-type="float" office:value="0.68704"/>
          <table:table-cell office:value-type="float" office:value="0.2510087"/>
          <table:table-cell office:value-type="float" office:value="0.0425015"/>
          <table:table-cell office:value-type="float" office:value="0.68704"/>
          <table:table-cell office:value-type="float" office:value="0.2510087"/>
          <table:table-cell office:value-type="float" office:value="0.0487015"/>
          <table:table-cell office:value-type="float" office:value="0.68704"/>
          <table:table-cell office:value-type="float" office:value="0.2510087"/>
          <table:table-cell office:value-type="float" office:value="0.0549015"/>
        </table:table-row>
        <table:table-row>
          <table:table-cell>
            <text:p>z_rot_minus_5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55.0"/>
          <table:table-cell>
            <text:p>2025-08-21 13:17:41</text:p>
          </table:table-cell>
          <table:table-cell office:value-type="float" office:value="-0.000232"/>
          <table:table-cell office:value-type="float" office:value="0.6888155"/>
          <table:table-cell office:value-type="float" office:value="0.6885835"/>
          <table:table-cell office:value-type="float" office:value="0.2492507"/>
          <table:table-cell office:value-type="float" office:value="0.0388657"/>
          <table:table-cell office:value-type="float" office:value="10"/>
          <table:table-cell office:value-type="float" office:value="1.0865000486373901"/>
          <table:table-cell office:value-type="float" office:value="0.3575200140476227"/>
          <table:table-cell office:value-type="float" office:value="0.7289800345897675"/>
          <table:table-cell office:value-type="float" office:value="0.526102164387703"/>
          <table:table-cell office:value-type="float" office:value="0.22255910459867226"/>
          <table:table-cell office:value-type="float" office:value="0.4574484765529633"/>
          <table:table-cell office:value-type="float" office:value="0.5947558522224426"/>
          <table:table-cell office:value-type="float" office:value="0.13730737566947937"/>
          <table:table-cell office:value-type="float" office:value="0.3608492"/>
          <table:table-cell office:value-type="float" office:value="0.3964208"/>
          <table:table-cell office:value-type="float" office:value="0.4078024"/>
          <table:table-cell office:value-type="float" office:value="0.48995"/>
          <table:table-cell office:value-type="float" office:value="0.63222"/>
          <table:table-cell office:value-type="float" office:value="-0.0007708"/>
          <table:table-cell office:value-type="float" office:value="0.41697"/>
          <table:table-cell office:value-type="float" office:value="0.4592"/>
          <table:table-cell office:value-type="float" office:value="0.35752"/>
          <table:table-cell office:value-type="float" office:value="0.6535892"/>
          <table:table-cell office:value-type="float" office:value="1.0865"/>
          <table:table-cell office:value-type="float" office:value="0.0049692"/>
          <table:table-cell office:value-type="float" office:value="0.6905936"/>
          <table:table-cell office:value-type="float" office:value="0.24638"/>
          <table:table-cell office:value-type="float" office:value="0.0239087"/>
          <table:table-cell office:value-type="float" office:value="0.6905936"/>
          <table:table-cell office:value-type="float" office:value="0.24638"/>
          <table:table-cell office:value-type="float" office:value="0.0301087"/>
          <table:table-cell office:value-type="float" office:value="0.6905936"/>
          <table:table-cell office:value-type="float" office:value="0.24638"/>
          <table:table-cell office:value-type="float" office:value="0.0363087"/>
          <table:table-cell office:value-type="float" office:value="0.6905936"/>
          <table:table-cell office:value-type="float" office:value="0.24638"/>
          <table:table-cell office:value-type="float" office:value="0.0425087"/>
          <table:table-cell office:value-type="float" office:value="0.6905936"/>
          <table:table-cell office:value-type="float" office:value="0.24638"/>
          <table:table-cell office:value-type="float" office:value="0.0487087"/>
          <table:table-cell office:value-type="float" office:value="0.6905936"/>
          <table:table-cell office:value-type="float" office:value="0.24638"/>
          <table:table-cell office:value-type="float" office:value="0.0549087"/>
          <table:table-cell office:value-type="float" office:value="0.6870375"/>
          <table:table-cell office:value-type="float" office:value="0.2514587"/>
          <table:table-cell office:value-type="float" office:value="0.0239087"/>
          <table:table-cell office:value-type="float" office:value="0.6870375"/>
          <table:table-cell office:value-type="float" office:value="0.2514587"/>
          <table:table-cell office:value-type="float" office:value="0.0301087"/>
          <table:table-cell office:value-type="float" office:value="0.6870374"/>
          <table:table-cell office:value-type="float" office:value="0.2514587"/>
          <table:table-cell office:value-type="float" office:value="0.0363087"/>
          <table:table-cell office:value-type="float" office:value="0.6870374"/>
          <table:table-cell office:value-type="float" office:value="0.2514587"/>
          <table:table-cell office:value-type="float" office:value="0.0425087"/>
          <table:table-cell office:value-type="float" office:value="0.6870374"/>
          <table:table-cell office:value-type="float" office:value="0.2514587"/>
          <table:table-cell office:value-type="float" office:value="0.0487087"/>
          <table:table-cell office:value-type="float" office:value="0.6870374"/>
          <table:table-cell office:value-type="float" office:value="0.2514587"/>
          <table:table-cell office:value-type="float" office:value="0.0549087"/>
        </table:table-row>
        <table:table-row>
          <table:table-cell>
            <text:p>z_rot_minus_6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0.0"/>
          <table:table-cell>
            <text:p>2025-08-21 13:17:54</text:p>
          </table:table-cell>
          <table:table-cell office:value-type="float" office:value="-0.0001623"/>
          <table:table-cell office:value-type="float" office:value="0.6886305"/>
          <table:table-cell office:value-type="float" office:value="0.6884683"/>
          <table:table-cell office:value-type="float" office:value="0.2494847"/>
          <table:table-cell office:value-type="float" office:value="0.0389163"/>
          <table:table-cell office:value-type="float" office:value="10"/>
          <table:table-cell office:value-type="float" office:value="1.2127799987792969"/>
          <table:table-cell office:value-type="float" office:value="0.3243100047111511"/>
          <table:table-cell office:value-type="float" office:value="0.8884699940681458"/>
          <table:table-cell office:value-type="float" office:value="0.53081716299057"/>
          <table:table-cell office:value-type="float" office:value="0.25396975649987097"/>
          <table:table-cell office:value-type="float" office:value="0.4752424776554108"/>
          <table:table-cell office:value-type="float" office:value="0.5863918483257293"/>
          <table:table-cell office:value-type="float" office:value="0.11114937067031855"/>
          <table:table-cell office:value-type="float" office:value="0.3936492"/>
          <table:table-cell office:value-type="float" office:value="0.4423408"/>
          <table:table-cell office:value-type="float" office:value="0.4680724"/>
          <table:table-cell office:value-type="float" office:value="0.53177"/>
          <table:table-cell office:value-type="float" office:value="0.54038"/>
          <table:table-cell office:value-type="float" office:value="0.0008692"/>
          <table:table-cell office:value-type="float" office:value="0.37843"/>
          <table:table-cell office:value-type="float" office:value="0.41369"/>
          <table:table-cell office:value-type="float" office:value="0.32431"/>
          <table:table-cell office:value-type="float" office:value="0.6027492"/>
          <table:table-cell office:value-type="float" office:value="1.21278"/>
          <table:table-cell office:value-type="float" office:value="0.0045592"/>
          <table:table-cell office:value-type="float" office:value="0.6901805"/>
          <table:table-cell office:value-type="float" office:value="0.2465189"/>
          <table:table-cell office:value-type="float" office:value="0.0238992"/>
          <table:table-cell office:value-type="float" office:value="0.6901805"/>
          <table:table-cell office:value-type="float" office:value="0.246519"/>
          <table:table-cell office:value-type="float" office:value="0.0300992"/>
          <table:table-cell office:value-type="float" office:value="0.6901805"/>
          <table:table-cell office:value-type="float" office:value="0.246519"/>
          <table:table-cell office:value-type="float" office:value="0.0362992"/>
          <table:table-cell office:value-type="float" office:value="0.6901805"/>
          <table:table-cell office:value-type="float" office:value="0.246519"/>
          <table:table-cell office:value-type="float" office:value="0.0424992"/>
          <table:table-cell office:value-type="float" office:value="0.6901805"/>
          <table:table-cell office:value-type="float" office:value="0.246519"/>
          <table:table-cell office:value-type="float" office:value="0.0486992"/>
          <table:table-cell office:value-type="float" office:value="0.6901805"/>
          <table:table-cell office:value-type="float" office:value="0.2465191"/>
          <table:table-cell office:value-type="float" office:value="0.0548992"/>
          <table:table-cell office:value-type="float" office:value="0.6870806"/>
          <table:table-cell office:value-type="float" office:value="0.2518883"/>
          <table:table-cell office:value-type="float" office:value="0.0238992"/>
          <table:table-cell office:value-type="float" office:value="0.6870806"/>
          <table:table-cell office:value-type="float" office:value="0.2518883"/>
          <table:table-cell office:value-type="float" office:value="0.0300992"/>
          <table:table-cell office:value-type="float" office:value="0.6870805"/>
          <table:table-cell office:value-type="float" office:value="0.2518883"/>
          <table:table-cell office:value-type="float" office:value="0.0362992"/>
          <table:table-cell office:value-type="float" office:value="0.6870805"/>
          <table:table-cell office:value-type="float" office:value="0.2518884"/>
          <table:table-cell office:value-type="float" office:value="0.0424992"/>
          <table:table-cell office:value-type="float" office:value="0.6870805"/>
          <table:table-cell office:value-type="float" office:value="0.2518884"/>
          <table:table-cell office:value-type="float" office:value="0.0486992"/>
          <table:table-cell office:value-type="float" office:value="0.6870805"/>
          <table:table-cell office:value-type="float" office:value="0.2518884"/>
          <table:table-cell office:value-type="float" office:value="0.0548992"/>
        </table:table-row>
        <table:table-row>
          <table:table-cell>
            <text:p>z_rot_minus_6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65.0"/>
          <table:table-cell>
            <text:p>2025-08-21 13:18:07</text:p>
          </table:table-cell>
          <table:table-cell office:value-type="float" office:value="-0.0001921"/>
          <table:table-cell office:value-type="float" office:value="0.6884738"/>
          <table:table-cell office:value-type="float" office:value="0.6882817"/>
          <table:table-cell office:value-type="float" office:value="0.2499264"/>
          <table:table-cell office:value-type="float" office:value="0.0390757"/>
          <table:table-cell office:value-type="float" office:value="10"/>
          <table:table-cell office:value-type="float" office:value="1.5194599628448486"/>
          <table:table-cell office:value-type="float" office:value="0.275519996881485"/>
          <table:table-cell office:value-type="float" office:value="1.2439399659633636"/>
          <table:table-cell office:value-type="float" office:value="0.5355731576681138"/>
          <table:table-cell office:value-type="float" office:value="0.3634827098577324"/>
          <table:table-cell office:value-type="float" office:value="0.45703848004341124"/>
          <table:table-cell office:value-type="float" office:value="0.6141078352928162"/>
          <table:table-cell office:value-type="float" office:value="0.15706935524940496"/>
          <table:table-cell office:value-type="float" office:value="0.4194792"/>
          <table:table-cell office:value-type="float" office:value="0.4808808"/>
          <table:table-cell office:value-type="float" office:value="0.5303924"/>
          <table:table-cell office:value-type="float" office:value="0.57892"/>
          <table:table-cell office:value-type="float" office:value="0.27552"/>
          <table:table-cell office:value-type="float" office:value="0.0012792"/>
          <table:table-cell office:value-type="float" office:value="0.33046"/>
          <table:table-cell office:value-type="float" office:value="0.36203"/>
          <table:table-cell office:value-type="float" office:value="0.28741"/>
          <table:table-cell office:value-type="float" office:value="0.5711792"/>
          <table:table-cell office:value-type="float" office:value="1.51946"/>
          <table:table-cell office:value-type="float" office:value="0.0057892"/>
          <table:table-cell office:value-type="float" office:value="0.6897839"/>
          <table:table-cell office:value-type="float" office:value="0.2467048"/>
          <table:table-cell office:value-type="float" office:value="0.0239005"/>
          <table:table-cell office:value-type="float" office:value="0.6897839"/>
          <table:table-cell office:value-type="float" office:value="0.2467048"/>
          <table:table-cell office:value-type="float" office:value="0.0301005"/>
          <table:table-cell office:value-type="float" office:value="0.6897839"/>
          <table:table-cell office:value-type="float" office:value="0.2467048"/>
          <table:table-cell office:value-type="float" office:value="0.0363005"/>
          <table:table-cell office:value-type="float" office:value="0.689784"/>
          <table:table-cell office:value-type="float" office:value="0.2467049"/>
          <table:table-cell office:value-type="float" office:value="0.0425005"/>
          <table:table-cell office:value-type="float" office:value="0.689784"/>
          <table:table-cell office:value-type="float" office:value="0.2467049"/>
          <table:table-cell office:value-type="float" office:value="0.0487005"/>
          <table:table-cell office:value-type="float" office:value="0.689784"/>
          <table:table-cell office:value-type="float" office:value="0.2467049"/>
          <table:table-cell office:value-type="float" office:value="0.0549005"/>
          <table:table-cell office:value-type="float" office:value="0.6871636"/>
          <table:table-cell office:value-type="float" office:value="0.2523238"/>
          <table:table-cell office:value-type="float" office:value="0.0239005"/>
          <table:table-cell office:value-type="float" office:value="0.6871636"/>
          <table:table-cell office:value-type="float" office:value="0.2523239"/>
          <table:table-cell office:value-type="float" office:value="0.0301005"/>
          <table:table-cell office:value-type="float" office:value="0.6871636"/>
          <table:table-cell office:value-type="float" office:value="0.2523239"/>
          <table:table-cell office:value-type="float" office:value="0.0363005"/>
          <table:table-cell office:value-type="float" office:value="0.6871637"/>
          <table:table-cell office:value-type="float" office:value="0.2523239"/>
          <table:table-cell office:value-type="float" office:value="0.0425005"/>
          <table:table-cell office:value-type="float" office:value="0.6871637"/>
          <table:table-cell office:value-type="float" office:value="0.252324"/>
          <table:table-cell office:value-type="float" office:value="0.0487005"/>
          <table:table-cell office:value-type="float" office:value="0.6871637"/>
          <table:table-cell office:value-type="float" office:value="0.252324"/>
          <table:table-cell office:value-type="float" office:value="0.0549005"/>
        </table:table-row>
        <table:table-row>
          <table:table-cell>
            <text:p>z_rot_minus_7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0.0"/>
          <table:table-cell>
            <text:p>2025-08-21 13:18:19</text:p>
          </table:table-cell>
          <table:table-cell office:value-type="float" office:value="-0.0002479"/>
          <table:table-cell office:value-type="float" office:value="0.6883313"/>
          <table:table-cell office:value-type="float" office:value="0.6880834"/>
          <table:table-cell office:value-type="float" office:value="0.250518"/>
          <table:table-cell office:value-type="float" office:value="0.0400204"/>
          <table:table-cell office:value-type="float" office:value="9"/>
          <table:table-cell office:value-type="float" office:value="2.145940065383911"/>
          <table:table-cell office:value-type="float" office:value="-0.19228999316692352"/>
          <table:table-cell office:value-type="float" office:value="2.3382300585508347"/>
          <table:table-cell office:value-type="float" office:value="0.5484881684184074"/>
          <table:table-cell office:value-type="float" office:value="0.613280240311984"/>
          <table:table-cell office:value-type="float" office:value="0.3965224832296371"/>
          <table:table-cell office:value-type="float" office:value="0.7004538536071777"/>
          <table:table-cell office:value-type="float" office:value="0.3039313703775406"/>
          <table:table-cell office:value-type="float" office:value="0.4198892"/>
          <table:table-cell office:value-type="float" office:value="0.4780108"/>
          <table:table-cell office:value-type="float" office:value="0.5636024"/>
          <table:table-cell office:value-type="float" office:value="0.7134"/>
          <table:table-cell office:value-type="float" office:value="-0.19229"/>
          <table:table-cell office:value-type="float" office:value="0.0016892"/>
          <table:table-cell office:value-type="float" office:value="0.26609"/>
          <table:table-cell office:value-type="float" office:value="0.30053"/>
          <table:table-cell office:value-type="float" office:value="0.24149"/>
          <table:table-cell office:value-type="float" office:value="0.5482192"/>
          <table:table-cell office:value-type="float" office:value="2.1459401"/>
          <table:table-cell office:value-type="float" office:value="0.0045592"/>
          <table:table-cell office:value-type="float" office:value="0.6893915"/>
          <table:table-cell office:value-type="float" office:value="0.2469239"/>
          <table:table-cell office:value-type="float" office:value="0.023904"/>
          <table:table-cell office:value-type="float" office:value="0.6893915"/>
          <table:table-cell office:value-type="float" office:value="0.2469239"/>
          <table:table-cell office:value-type="float" office:value="0.030104"/>
          <table:table-cell office:value-type="float" office:value="0.6893915"/>
          <table:table-cell office:value-type="float" office:value="0.2469239"/>
          <table:table-cell office:value-type="float" office:value="0.036304"/>
          <table:table-cell office:value-type="float" office:value="0.6893915"/>
          <table:table-cell office:value-type="float" office:value="0.2469239"/>
          <table:table-cell office:value-type="float" office:value="0.042504"/>
          <table:table-cell office:value-type="float" office:value="0.6893915"/>
          <table:table-cell office:value-type="float" office:value="0.2469239"/>
          <table:table-cell office:value-type="float" office:value="0.048704"/>
          <table:table-cell office:value-type="float" office:value="0.6893916"/>
          <table:table-cell office:value-type="float" office:value="0.2469238"/>
          <table:table-cell office:value-type="float" office:value="0.054904"/>
          <table:table-cell office:value-type="float" office:value="0.687271"/>
          <table:table-cell office:value-type="float" office:value="0.25275"/>
          <table:table-cell office:value-type="float" office:value="0.023904"/>
          <table:table-cell office:value-type="float" office:value="0.687271"/>
          <table:table-cell office:value-type="float" office:value="0.25275"/>
          <table:table-cell office:value-type="float" office:value="0.030104"/>
          <table:table-cell office:value-type="float" office:value="0.687271"/>
          <table:table-cell office:value-type="float" office:value="0.25275"/>
          <table:table-cell office:value-type="float" office:value="0.036304"/>
          <table:table-cell office:value-type="float" office:value="0.687271"/>
          <table:table-cell office:value-type="float" office:value="0.25275"/>
          <table:table-cell office:value-type="float" office:value="0.042504"/>
          <table:table-cell office:value-type="float" office:value="0.687271"/>
          <table:table-cell office:value-type="float" office:value="0.25275"/>
          <table:table-cell office:value-type="float" office:value="0.048704"/>
          <table:table-cell office:value-type="float" office:value="0.687271"/>
          <table:table-cell office:value-type="float" office:value="0.2527499"/>
          <table:table-cell office:value-type="float" office:value="0.054904"/>
        </table:table-row>
        <table:table-row>
          <table:table-cell>
            <text:p>z_rot_minus_7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75.0"/>
          <table:table-cell>
            <text:p>2025-08-21 13:18:32</text:p>
          </table:table-cell>
          <table:table-cell office:value-type="float" office:value="-0.0001047"/>
          <table:table-cell office:value-type="float" office:value="0.6882352"/>
          <table:table-cell office:value-type="float" office:value="0.6881305"/>
          <table:table-cell office:value-type="float" office:value="0.2505631"/>
          <table:table-cell office:value-type="float" office:value="0.0421115"/>
          <table:table-cell office:value-type="float" office:value="10"/>
          <table:table-cell office:value-type="float" office:value="2.7355198860168457"/>
          <table:table-cell office:value-type="float" office:value="0.21032999455928802"/>
          <table:table-cell office:value-type="float" office:value="2.5251898914575577"/>
          <table:table-cell office:value-type="float" office:value="0.7072811558842659"/>
          <table:table-cell office:value-type="float" office:value="0.7490372657738379"/>
          <table:table-cell office:value-type="float" office:value="0.6149704933166504"/>
          <table:table-cell office:value-type="float" office:value="0.7995918184518814"/>
          <table:table-cell office:value-type="float" office:value="0.184621325135231"/>
          <table:table-cell office:value-type="float" office:value="0.3899592"/>
          <table:table-cell office:value-type="float" office:value="0.4361908"/>
          <table:table-cell office:value-type="float" office:value="0.5521224"/>
          <table:table-cell office:value-type="float" office:value="0.86756"/>
          <table:table-cell office:value-type="float" office:value="0.82902"/>
          <table:table-cell office:value-type="float" office:value="0.0008692"/>
          <table:table-cell office:value-type="float" office:value="0.22878"/>
          <table:table-cell office:value-type="float" office:value="0.25953"/>
          <table:table-cell office:value-type="float" office:value="0.21033"/>
          <table:table-cell office:value-type="float" office:value="0.5637992"/>
          <table:table-cell office:value-type="float" office:value="2.7355199"/>
          <table:table-cell office:value-type="float" office:value="0.0037392"/>
          <table:table-cell office:value-type="float" office:value="0.6890375"/>
          <table:table-cell office:value-type="float" office:value="0.2471779"/>
          <table:table-cell office:value-type="float" office:value="0.0239021"/>
          <table:table-cell office:value-type="float" office:value="0.6890375"/>
          <table:table-cell office:value-type="float" office:value="0.2471779"/>
          <table:table-cell office:value-type="float" office:value="0.0301021"/>
          <table:table-cell office:value-type="float" office:value="0.6890375"/>
          <table:table-cell office:value-type="float" office:value="0.247178"/>
          <table:table-cell office:value-type="float" office:value="0.0363021"/>
          <table:table-cell office:value-type="float" office:value="0.6890376"/>
          <table:table-cell office:value-type="float" office:value="0.247178"/>
          <table:table-cell office:value-type="float" office:value="0.0425021"/>
          <table:table-cell office:value-type="float" office:value="0.6890376"/>
          <table:table-cell office:value-type="float" office:value="0.247178"/>
          <table:table-cell office:value-type="float" office:value="0.0487021"/>
          <table:table-cell office:value-type="float" office:value="0.6890376"/>
          <table:table-cell office:value-type="float" office:value="0.247178"/>
          <table:table-cell office:value-type="float" office:value="0.0549021"/>
          <table:table-cell office:value-type="float" office:value="0.6874328"/>
          <table:table-cell office:value-type="float" office:value="0.2531667"/>
          <table:table-cell office:value-type="float" office:value="0.0239021"/>
          <table:table-cell office:value-type="float" office:value="0.6874328"/>
          <table:table-cell office:value-type="float" office:value="0.2531667"/>
          <table:table-cell office:value-type="float" office:value="0.0301021"/>
          <table:table-cell office:value-type="float" office:value="0.6874328"/>
          <table:table-cell office:value-type="float" office:value="0.2531667"/>
          <table:table-cell office:value-type="float" office:value="0.0363021"/>
          <table:table-cell office:value-type="float" office:value="0.6874329"/>
          <table:table-cell office:value-type="float" office:value="0.2531667"/>
          <table:table-cell office:value-type="float" office:value="0.0425021"/>
          <table:table-cell office:value-type="float" office:value="0.6874329"/>
          <table:table-cell office:value-type="float" office:value="0.2531667"/>
          <table:table-cell office:value-type="float" office:value="0.0487021"/>
          <table:table-cell office:value-type="float" office:value="0.6874329"/>
          <table:table-cell office:value-type="float" office:value="0.2531667"/>
          <table:table-cell office:value-type="float" office:value="0.0549021"/>
        </table:table-row>
        <table:table-row>
          <table:table-cell>
            <text:p>z_rot_minus_8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0.0"/>
          <table:table-cell>
            <text:p>2025-08-21 13:18:45</text:p>
          </table:table-cell>
          <table:table-cell office:value-type="float" office:value="-1.84e-05"/>
          <table:table-cell office:value-type="float" office:value="0.6881572"/>
          <table:table-cell office:value-type="float" office:value="0.6881388"/>
          <table:table-cell office:value-type="float" office:value="0.2506163"/>
          <table:table-cell office:value-type="float" office:value="0.0438119"/>
          <table:table-cell office:value-type="float" office:value="10"/>
          <table:table-cell office:value-type="float" office:value="3.324280023574829"/>
          <table:table-cell office:value-type="float" office:value="0.22508999705314636"/>
          <table:table-cell office:value-type="float" office:value="3.0991900265216827"/>
          <table:table-cell office:value-type="float" office:value="0.9210551664233207"/>
          <table:table-cell office:value-type="float" office:value="1.0627957721786552"/>
          <table:table-cell office:value-type="float" office:value="0.8895064890384674"/>
          <table:table-cell office:value-type="float" office:value="0.9526038438081741"/>
          <table:table-cell office:value-type="float" office:value="0.06309735476970668"/>
          <table:table-cell office:value-type="float" office:value="0.3460892"/>
          <table:table-cell office:value-type="float" office:value="0.3865808"/>
          <table:table-cell office:value-type="float" office:value="0.4861124"/>
          <table:table-cell office:value-type="float" office:value="0.83968"/>
          <table:table-cell office:value-type="float" office:value="2.38907"/>
          <table:table-cell office:value-type="float" office:value="-0.0011808"/>
          <table:table-cell office:value-type="float" office:value="0.23493"/>
          <table:table-cell office:value-type="float" office:value="0.27101"/>
          <table:table-cell office:value-type="float" office:value="0.22509"/>
          <table:table-cell office:value-type="float" office:value="0.7077092"/>
          <table:table-cell office:value-type="float" office:value="3.32428"/>
          <table:table-cell office:value-type="float" office:value="0.0016892"/>
          <table:table-cell office:value-type="float" office:value="0.6886955"/>
          <table:table-cell office:value-type="float" office:value="0.2474588"/>
          <table:table-cell office:value-type="float" office:value="0.0239033"/>
          <table:table-cell office:value-type="float" office:value="0.6886955"/>
          <table:table-cell office:value-type="float" office:value="0.2474588"/>
          <table:table-cell office:value-type="float" office:value="0.0301033"/>
          <table:table-cell office:value-type="float" office:value="0.6886955"/>
          <table:table-cell office:value-type="float" office:value="0.2474588"/>
          <table:table-cell office:value-type="float" office:value="0.0363033"/>
          <table:table-cell office:value-type="float" office:value="0.6886955"/>
          <table:table-cell office:value-type="float" office:value="0.2474588"/>
          <table:table-cell office:value-type="float" office:value="0.0425033"/>
          <table:table-cell office:value-type="float" office:value="0.6886955"/>
          <table:table-cell office:value-type="float" office:value="0.2474588"/>
          <table:table-cell office:value-type="float" office:value="0.0487033"/>
          <table:table-cell office:value-type="float" office:value="0.6886955"/>
          <table:table-cell office:value-type="float" office:value="0.2474588"/>
          <table:table-cell office:value-type="float" office:value="0.0549033"/>
          <table:table-cell office:value-type="float" office:value="0.6876189"/>
          <table:table-cell office:value-type="float" office:value="0.2535646"/>
          <table:table-cell office:value-type="float" office:value="0.0239033"/>
          <table:table-cell office:value-type="float" office:value="0.6876189"/>
          <table:table-cell office:value-type="float" office:value="0.2535646"/>
          <table:table-cell office:value-type="float" office:value="0.0301033"/>
          <table:table-cell office:value-type="float" office:value="0.6876189"/>
          <table:table-cell office:value-type="float" office:value="0.2535646"/>
          <table:table-cell office:value-type="float" office:value="0.0363033"/>
          <table:table-cell office:value-type="float" office:value="0.6876189"/>
          <table:table-cell office:value-type="float" office:value="0.2535646"/>
          <table:table-cell office:value-type="float" office:value="0.0425033"/>
          <table:table-cell office:value-type="float" office:value="0.6876189"/>
          <table:table-cell office:value-type="float" office:value="0.2535646"/>
          <table:table-cell office:value-type="float" office:value="0.0487033"/>
          <table:table-cell office:value-type="float" office:value="0.6876189"/>
          <table:table-cell office:value-type="float" office:value="0.2535646"/>
          <table:table-cell office:value-type="float" office:value="0.0549033"/>
        </table:table-row>
        <table:table-row>
          <table:table-cell>
            <text:p>z_rot_minus_85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85.0"/>
          <table:table-cell>
            <text:p>2025-08-21 13:18:57</text:p>
          </table:table-cell>
          <table:table-cell office:value-type="float" office:value="-2.46e-05"/>
          <table:table-cell office:value-type="float" office:value="0.6881119"/>
          <table:table-cell office:value-type="float" office:value="0.6880873"/>
          <table:table-cell office:value-type="float" office:value="0.2511378"/>
          <table:table-cell office:value-type="float" office:value="0.0442348"/>
          <table:table-cell office:value-type="float" office:value="10"/>
          <table:table-cell office:value-type="float" office:value="3.7818400859832764"/>
          <table:table-cell office:value-type="float" office:value="0.2599399983882904"/>
          <table:table-cell office:value-type="float" office:value="3.521900087594986"/>
          <table:table-cell office:value-type="float" office:value="1.0079341530799866"/>
          <table:table-cell office:value-type="float" office:value="1.2302645405299566"/>
          <table:table-cell office:value-type="float" office:value="0.9158284544944764"/>
          <table:table-cell office:value-type="float" office:value="1.1000398516654968"/>
          <table:table-cell office:value-type="float" office:value="0.18421139717102042"/>
          <table:table-cell office:value-type="float" office:value="0.3120592"/>
          <table:table-cell office:value-type="float" office:value="0.3410708"/>
          <table:table-cell office:value-type="float" office:value="0.4209224"/>
          <table:table-cell office:value-type="float" office:value="0.7708"/>
          <table:table-cell office:value-type="float" office:value="2.7342899"/>
          <table:table-cell office:value-type="float" office:value="-0.0015908"/>
          <table:table-cell office:value-type="float" office:value="0.25994"/>
          <table:table-cell office:value-type="float" office:value="0.30381"/>
          <table:table-cell office:value-type="float" office:value="0.26814"/>
          <table:table-cell office:value-type="float" office:value="0.8864692"/>
          <table:table-cell office:value-type="float" office:value="3.7818401"/>
          <table:table-cell office:value-type="float" office:value="0.0008692"/>
          <table:table-cell office:value-type="float" office:value="0.688382"/>
          <table:table-cell office:value-type="float" office:value="0.2477674"/>
          <table:table-cell office:value-type="float" office:value="0.0238993"/>
          <table:table-cell office:value-type="float" office:value="0.688382"/>
          <table:table-cell office:value-type="float" office:value="0.2477674"/>
          <table:table-cell office:value-type="float" office:value="0.0300993"/>
          <table:table-cell office:value-type="float" office:value="0.6883821"/>
          <table:table-cell office:value-type="float" office:value="0.2477674"/>
          <table:table-cell office:value-type="float" office:value="0.0362993"/>
          <table:table-cell office:value-type="float" office:value="0.6883822"/>
          <table:table-cell office:value-type="float" office:value="0.2477674"/>
          <table:table-cell office:value-type="float" office:value="0.0424993"/>
          <table:table-cell office:value-type="float" office:value="0.6883822"/>
          <table:table-cell office:value-type="float" office:value="0.2477674"/>
          <table:table-cell office:value-type="float" office:value="0.0486993"/>
          <table:table-cell office:value-type="float" office:value="0.6883823"/>
          <table:table-cell office:value-type="float" office:value="0.2477674"/>
          <table:table-cell office:value-type="float" office:value="0.0548993"/>
          <table:table-cell office:value-type="float" office:value="0.6878416"/>
          <table:table-cell office:value-type="float" office:value="0.2539438"/>
          <table:table-cell office:value-type="float" office:value="0.0238993"/>
          <table:table-cell office:value-type="float" office:value="0.6878417"/>
          <table:table-cell office:value-type="float" office:value="0.2539438"/>
          <table:table-cell office:value-type="float" office:value="0.0300993"/>
          <table:table-cell office:value-type="float" office:value="0.6878418"/>
          <table:table-cell office:value-type="float" office:value="0.2539438"/>
          <table:table-cell office:value-type="float" office:value="0.0362993"/>
          <table:table-cell office:value-type="float" office:value="0.6878418"/>
          <table:table-cell office:value-type="float" office:value="0.2539438"/>
          <table:table-cell office:value-type="float" office:value="0.0424993"/>
          <table:table-cell office:value-type="float" office:value="0.6878419"/>
          <table:table-cell office:value-type="float" office:value="0.2539438"/>
          <table:table-cell office:value-type="float" office:value="0.0486993"/>
          <table:table-cell office:value-type="float" office:value="0.6878419"/>
          <table:table-cell office:value-type="float" office:value="0.2539438"/>
          <table:table-cell office:value-type="float" office:value="0.0548993"/>
        </table:table-row>
        <table:table-row>
          <table:table-cell>
            <text:p>z_rot_minus_90</text:p>
          </table:table-cell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-90.0"/>
          <table:table-cell>
            <text:p>2025-08-21 13:19:10</text:p>
          </table:table-cell>
          <table:table-cell office:value-type="float" office:value="-0.0"/>
          <table:table-cell office:value-type="float" office:value="0.6880963"/>
          <table:table-cell office:value-type="float" office:value="0.6880962"/>
          <table:table-cell office:value-type="float" office:value="0.2518631"/>
          <table:table-cell office:value-type="float" office:value="0.044266"/>
          <table:table-cell office:value-type="float" office:value="10"/>
          <table:table-cell office:value-type="float" office:value="4.225870132446289"/>
          <table:table-cell office:value-type="float" office:value="0.2804892063140869"/>
          <table:table-cell office:value-type="float" office:value="3.945380926132202"/>
          <table:table-cell office:value-type="float" office:value="1.0423331826925277"/>
          <table:table-cell office:value-type="float" office:value="1.3144233232911098"/>
          <table:table-cell office:value-type="float" office:value="0.8215285003185272"/>
          <table:table-cell office:value-type="float" office:value="1.2631378650665284"/>
          <table:table-cell office:value-type="float" office:value="0.44160936474800117"/>
          <table:table-cell office:value-type="float" office:value="0.2804892"/>
          <table:table-cell office:value-type="float" office:value="0.2992508"/>
          <table:table-cell office:value-type="float" office:value="0.3618824"/>
          <table:table-cell office:value-type="float" office:value="0.65436"/>
          <table:table-cell office:value-type="float" office:value="2.5116601"/>
          <table:table-cell office:value-type="float" office:value="-0.0007708"/>
          <table:table-cell office:value-type="float" office:value="0.30832"/>
          <table:table-cell office:value-type="float" office:value="0.34891"/>
          <table:table-cell office:value-type="float" office:value="0.34399"/>
          <table:table-cell office:value-type="float" office:value="1.0885992"/>
          <table:table-cell office:value-type="float" office:value="4.2258701"/>
          <table:table-cell office:value-type="float" office:value="4.92e-05"/>
          <table:table-cell office:value-type="float" office:value="0.6880963"/>
          <table:table-cell office:value-type="float" office:value="0.2481063"/>
          <table:table-cell office:value-type="float" office:value="0.0239"/>
          <table:table-cell office:value-type="float" office:value="0.6880963"/>
          <table:table-cell office:value-type="float" office:value="0.2481063"/>
          <table:table-cell office:value-type="float" office:value="0.0301"/>
          <table:table-cell office:value-type="float" office:value="0.6880963"/>
          <table:table-cell office:value-type="float" office:value="0.2481064"/>
          <table:table-cell office:value-type="float" office:value="0.0363"/>
          <table:table-cell office:value-type="float" office:value="0.6880963"/>
          <table:table-cell office:value-type="float" office:value="0.2481064"/>
          <table:table-cell office:value-type="float" office:value="0.0425"/>
          <table:table-cell office:value-type="float" office:value="0.6880962"/>
          <table:table-cell office:value-type="float" office:value="0.2481064"/>
          <table:table-cell office:value-type="float" office:value="0.0487"/>
          <table:table-cell office:value-type="float" office:value="0.6880962"/>
          <table:table-cell office:value-type="float" office:value="0.2481064"/>
          <table:table-cell office:value-type="float" office:value="0.0549"/>
          <table:table-cell office:value-type="float" office:value="0.6880963"/>
          <table:table-cell office:value-type="float" office:value="0.2543063"/>
          <table:table-cell office:value-type="float" office:value="0.0239"/>
          <table:table-cell office:value-type="float" office:value="0.6880963"/>
          <table:table-cell office:value-type="float" office:value="0.2543063"/>
          <table:table-cell office:value-type="float" office:value="0.0301"/>
          <table:table-cell office:value-type="float" office:value="0.6880963"/>
          <table:table-cell office:value-type="float" office:value="0.2543064"/>
          <table:table-cell office:value-type="float" office:value="0.0363"/>
          <table:table-cell office:value-type="float" office:value="0.6880962"/>
          <table:table-cell office:value-type="float" office:value="0.2543064"/>
          <table:table-cell office:value-type="float" office:value="0.0425"/>
          <table:table-cell office:value-type="float" office:value="0.6880962"/>
          <table:table-cell office:value-type="float" office:value="0.2543064"/>
          <table:table-cell office:value-type="float" office:value="0.0487"/>
          <table:table-cell office:value-type="float" office:value="0.6880962"/>
          <table:table-cell office:value-type="float" office:value="0.2543064"/>
          <table:table-cell office:value-type="float" office:value="0.05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